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">
      <style:table-cell-properties fo:border="thin solid #000000"/>
    </style:style>
    <style:style style:name="ce4" style:family="table-cell" style:parent-style-name="Default" style:data-style-name="N14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51013888888889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45041666666667cm" style:use-optimal-column-width="true"/>
    </style:style>
    <style:style style:name="co5" style:family="table-column">
      <style:table-column-properties fo:break-before="auto" style:column-width="2.73402777777778cm"/>
    </style:style>
    <style:style style:name="co6" style:family="table-column">
      <style:table-column-properties fo:break-before="auto" style:column-width="1.92263888888889cm" style:use-optimal-column-width="true"/>
    </style:style>
    <style:style style:name="co7" style:family="table-column">
      <style:table-column-properties fo:break-before="auto" style:column-width="2.55763888888889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3" table:number-columns-repeated="16368" table:default-cell-style-name="ce1"/>
        <table:table-row table:style-name="ro1">
          <table:table-cell office:value-type="string" table:number-columns-spanned="5" table:number-rows-spanned="1" table:style-name="ce8">
            <text:p>旅館名稱</text:p>
          </table:table-cell>
          <table:covered-table-cell table:number-columns-repeated="4"/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number-columns-spanned="2" table:number-rows-spanned="1" table:style-name="ce8">
            <text:p>Demand</text:p>
          </table:table-cell>
          <table:covered-table-cell/>
          <table:table-cell office:value-type="string" table:style-name="ce2">
            <text:p>Occupancy</text:p>
          </table:table-cell>
          <table:table-cell office:value-type="string" table:number-columns-spanned="2" table:number-rows-spanned="1" table:style-name="ce8">
            <text:p>ADR</text:p>
          </table:table-cell>
          <table:covered-table-cell/>
          <table:table-cell office:value-type="string" table:style-name="ce2">
            <text:p>Room_Revenue</text:p>
          </table:table-cell>
          <table:table-cell office:value-type="string" table:style-name="ce2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5">
            <text:p>圓山大飯店</text:p>
          </table:table-cell>
          <table:table-cell office:value-type="string" table:style-name="ce5">
            <text:p>Taipei</text:p>
          </table:table-cell>
          <table:table-cell office:value-type="float" office:value="500" table:style-name="ce3">
            <text:p>500</text:p>
          </table:table-cell>
          <table:table-cell office:value-type="float" office:value="10923" table:number-columns-spanned="2" table:number-rows-spanned="1" table:style-name="ce7">
            <text:p>10,923</text:p>
          </table:table-cell>
          <table:covered-table-cell/>
          <table:table-cell office:value-type="percentage" office:value="0.70470967741935486" table:style-name="ce4">
            <text:p>70.47%</text:p>
          </table:table-cell>
          <table:table-cell office:value-type="float" office:value="4047.6149409502882" table:number-columns-spanned="2" table:number-rows-spanned="1" table:style-name="ce7">
            <text:p>4,048</text:p>
          </table:table-cell>
          <table:covered-table-cell/>
          <table:table-cell office:value-type="float" office:value="44212098" table:style-name="ce3">
            <text:p>44,212,098</text:p>
          </table:table-cell>
          <table:table-cell office:value-type="float" office:value="57051561" table:style-name="ce3">
            <text:p>57,051,561</text:p>
          </table:table-cell>
          <table:table-cell office:value-type="float" office:value="116212985" table:style-name="ce3">
            <text:p>116,212,98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5">
            <text:p>國賓大飯店</text:p>
          </table:table-cell>
          <table:table-cell office:value-type="string" table:style-name="ce5">
            <text:p>Taipei</text:p>
          </table:table-cell>
          <table:table-cell office:value-type="float" office:value="316" table:style-name="ce3">
            <text:p>316</text:p>
          </table:table-cell>
          <table:table-cell office:value-type="float" office:value="6412" table:number-columns-spanned="2" table:number-rows-spanned="1" table:style-name="ce7">
            <text:p>6,412</text:p>
          </table:table-cell>
          <table:covered-table-cell/>
          <table:table-cell office:value-type="percentage" office:value="0.65455287872601065" table:style-name="ce4">
            <text:p>65.46%</text:p>
          </table:table-cell>
          <table:table-cell office:value-type="float" office:value="3847.3335932626319" table:number-columns-spanned="2" table:number-rows-spanned="1" table:style-name="ce7">
            <text:p>3,847</text:p>
          </table:table-cell>
          <table:covered-table-cell/>
          <table:table-cell office:value-type="float" office:value="24669103" table:style-name="ce3">
            <text:p>24,669,103</text:p>
          </table:table-cell>
          <table:table-cell office:value-type="float" office:value="71142285" table:style-name="ce3">
            <text:p>71,142,285</text:p>
          </table:table-cell>
          <table:table-cell office:value-type="float" office:value="102189505" table:style-name="ce3">
            <text:p>102,189,5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5">
            <text:p>台北華國大飯店</text:p>
          </table:table-cell>
          <table:table-cell office:value-type="string" table:style-name="ce5">
            <text:p>Taipei</text:p>
          </table:table-cell>
          <table:table-cell office:value-type="float" office:value="326" table:style-name="ce3">
            <text:p>326</text:p>
          </table:table-cell>
          <table:table-cell office:value-type="float" office:value="7624" table:number-columns-spanned="2" table:number-rows-spanned="1" table:style-name="ce7">
            <text:p>7,624</text:p>
          </table:table-cell>
          <table:covered-table-cell/>
          <table:table-cell office:value-type="percentage" office:value="0.75440332475756977" table:style-name="ce4">
            <text:p>75.44%</text:p>
          </table:table-cell>
          <table:table-cell office:value-type="float" office:value="3025.657660020986" table:number-columns-spanned="2" table:number-rows-spanned="1" table:style-name="ce7">
            <text:p>3,026</text:p>
          </table:table-cell>
          <table:covered-table-cell/>
          <table:table-cell office:value-type="float" office:value="23067614" table:style-name="ce3">
            <text:p>23,067,614</text:p>
          </table:table-cell>
          <table:table-cell office:value-type="float" office:value="9039233" table:style-name="ce3">
            <text:p>9,039,233</text:p>
          </table:table-cell>
          <table:table-cell office:value-type="float" office:value="33987748" table:style-name="ce3">
            <text:p>33,987,7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5">
            <text:p>華泰王子大飯店</text:p>
          </table:table-cell>
          <table:table-cell office:value-type="string" table:style-name="ce5">
            <text:p>Taipei</text:p>
          </table:table-cell>
          <table:table-cell office:value-type="float" office:value="216" table:style-name="ce3">
            <text:p>216</text:p>
          </table:table-cell>
          <table:table-cell office:value-type="float" office:value="4996" table:number-columns-spanned="2" table:number-rows-spanned="1" table:style-name="ce7">
            <text:p>4,996</text:p>
          </table:table-cell>
          <table:covered-table-cell/>
          <table:table-cell office:value-type="percentage" office:value="0.7461170848267622" table:style-name="ce4">
            <text:p>74.61%</text:p>
          </table:table-cell>
          <table:table-cell office:value-type="float" office:value="2953.5234187349879" table:number-columns-spanned="2" table:number-rows-spanned="1" table:style-name="ce7">
            <text:p>2,954</text:p>
          </table:table-cell>
          <table:covered-table-cell/>
          <table:table-cell office:value-type="float" office:value="14755803" table:style-name="ce3">
            <text:p>14,755,803</text:p>
          </table:table-cell>
          <table:table-cell office:value-type="float" office:value="9424576" table:style-name="ce3">
            <text:p>9,424,576</text:p>
          </table:table-cell>
          <table:table-cell office:value-type="float" office:value="26442325" table:style-name="ce3">
            <text:p>26,442,32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5">
            <text:p>豪景大酒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4412" table:number-columns-spanned="2" table:number-rows-spanned="1" table:style-name="ce7">
            <text:p>4,412</text:p>
          </table:table-cell>
          <table:covered-table-cell/>
          <table:table-cell office:value-type="percentage" office:value="0.68096928538354684" table:style-name="ce4">
            <text:p>68.10%</text:p>
          </table:table-cell>
          <table:table-cell office:value-type="float" office:value="2139.7846781504991" table:number-columns-spanned="2" table:number-rows-spanned="1" table:style-name="ce7">
            <text:p>2,140</text:p>
          </table:table-cell>
          <table:covered-table-cell/>
          <table:table-cell office:value-type="float" office:value="9440730" table:style-name="ce3">
            <text:p>9,440,730</text:p>
          </table:table-cell>
          <table:table-cell office:value-type="float" office:value="678286" table:style-name="ce3">
            <text:p>678,286</text:p>
          </table:table-cell>
          <table:table-cell office:value-type="float" office:value="10378436" table:style-name="ce3">
            <text:p>10,378,4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5">
            <text:p>國王大飯店</text:p>
          </table:table-cell>
          <table:table-cell office:value-type="string" table:style-name="ce5">
            <text:p>Taipei</text:p>
          </table:table-cell>
          <table:table-cell office:value-type="float" office:value="97" table:style-name="ce3">
            <text:p>97</text:p>
          </table:table-cell>
          <table:table-cell office:value-type="float" office:value="2110" table:number-columns-spanned="2" table:number-rows-spanned="1" table:style-name="ce7">
            <text:p>2,110</text:p>
          </table:table-cell>
          <table:covered-table-cell/>
          <table:table-cell office:value-type="percentage" office:value="0.70169604256734286" table:style-name="ce4">
            <text:p>70.17%</text:p>
          </table:table-cell>
          <table:table-cell office:value-type="float" office:value="1443.8473933649291" table:number-columns-spanned="2" table:number-rows-spanned="1" table:style-name="ce7">
            <text:p>1,444</text:p>
          </table:table-cell>
          <table:covered-table-cell/>
          <table:table-cell office:value-type="float" office:value="3046518" table:style-name="ce3">
            <text:p>3,046,518</text:p>
          </table:table-cell>
          <table:table-cell office:value-type="float" office:value="848953" table:style-name="ce3">
            <text:p>848,953</text:p>
          </table:table-cell>
          <table:table-cell office:value-type="float" office:value="3952876" table:style-name="ce3">
            <text:p>3,952,8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5">
            <text:p>台北凱撒大飯店</text:p>
          </table:table-cell>
          <table:table-cell office:value-type="string" table:style-name="ce5">
            <text:p>Taipei</text:p>
          </table:table-cell>
          <table:table-cell office:value-type="float" office:value="478" table:style-name="ce3">
            <text:p>478</text:p>
          </table:table-cell>
          <table:table-cell office:value-type="float" office:value="13182" table:number-columns-spanned="2" table:number-rows-spanned="1" table:style-name="ce7">
            <text:p>13,182</text:p>
          </table:table-cell>
          <table:covered-table-cell/>
          <table:table-cell office:value-type="percentage" office:value="0.88959373734647051" table:style-name="ce4">
            <text:p>88.96%</text:p>
          </table:table-cell>
          <table:table-cell office:value-type="float" office:value="3825.9233803671668" table:number-columns-spanned="2" table:number-rows-spanned="1" table:style-name="ce7">
            <text:p>3,826</text:p>
          </table:table-cell>
          <table:covered-table-cell/>
          <table:table-cell office:value-type="float" office:value="50433322" table:style-name="ce3">
            <text:p>50,433,322</text:p>
          </table:table-cell>
          <table:table-cell office:value-type="float" office:value="18689459" table:style-name="ce3">
            <text:p>18,689,459</text:p>
          </table:table-cell>
          <table:table-cell office:value-type="float" office:value="73984612" table:style-name="ce3">
            <text:p>73,984,6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5">
            <text:p>康華大飯店</text:p>
          </table:table-cell>
          <table:table-cell office:value-type="string" table:style-name="ce5">
            <text:p>Taipei</text:p>
          </table:table-cell>
          <table:table-cell office:value-type="float" office:value="215" table:style-name="ce3">
            <text:p>215</text:p>
          </table:table-cell>
          <table:table-cell office:value-type="float" office:value="4898" table:number-columns-spanned="2" table:number-rows-spanned="1" table:style-name="ce7">
            <text:p>4,898</text:p>
          </table:table-cell>
          <table:covered-table-cell/>
          <table:table-cell office:value-type="percentage" office:value="0.73488372093023258" table:style-name="ce4">
            <text:p>73.49%</text:p>
          </table:table-cell>
          <table:table-cell office:value-type="float" office:value="2547.5628828093099" table:number-columns-spanned="2" table:number-rows-spanned="1" table:style-name="ce7">
            <text:p>2,548</text:p>
          </table:table-cell>
          <table:covered-table-cell/>
          <table:table-cell office:value-type="float" office:value="12477963" table:style-name="ce3">
            <text:p>12,477,963</text:p>
          </table:table-cell>
          <table:table-cell office:value-type="float" office:value="12118264" table:style-name="ce3">
            <text:p>12,118,264</text:p>
          </table:table-cell>
          <table:table-cell office:value-type="float" office:value="25397184" table:style-name="ce3">
            <text:p>25,397,1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5">
            <text:p>兄弟大飯店</text:p>
          </table:table-cell>
          <table:table-cell office:value-type="string" table:style-name="ce5">
            <text:p>Taipei</text:p>
          </table:table-cell>
          <table:table-cell office:value-type="float" office:value="250" table:style-name="ce3">
            <text:p>250</text:p>
          </table:table-cell>
          <table:table-cell office:value-type="float" office:value="5618" table:number-columns-spanned="2" table:number-rows-spanned="1" table:style-name="ce7">
            <text:p>5,618</text:p>
          </table:table-cell>
          <table:covered-table-cell/>
          <table:table-cell office:value-type="percentage" office:value="0.72490322580645161" table:style-name="ce4">
            <text:p>72.49%</text:p>
          </table:table-cell>
          <table:table-cell office:value-type="float" office:value="3412.8131007475972" table:number-columns-spanned="2" table:number-rows-spanned="1" table:style-name="ce7">
            <text:p>3,413</text:p>
          </table:table-cell>
          <table:covered-table-cell/>
          <table:table-cell office:value-type="float" office:value="19173184" table:style-name="ce3">
            <text:p>19,173,184</text:p>
          </table:table-cell>
          <table:table-cell office:value-type="float" office:value="37654398" table:style-name="ce3">
            <text:p>37,654,398</text:p>
          </table:table-cell>
          <table:table-cell office:value-type="float" office:value="61264687" table:style-name="ce3">
            <text:p>61,264,6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5">
            <text:p>三德大飯店</text:p>
          </table:table-cell>
          <table:table-cell office:value-type="string" table:style-name="ce5">
            <text:p>Taipei</text:p>
          </table:table-cell>
          <table:table-cell office:value-type="float" office:value="287" table:style-name="ce3">
            <text:p>287</text:p>
          </table:table-cell>
          <table:table-cell office:value-type="float" office:value="3256" table:number-columns-spanned="2" table:number-rows-spanned="1" table:style-name="ce7">
            <text:p>3,256</text:p>
          </table:table-cell>
          <table:covered-table-cell/>
          <table:table-cell office:value-type="percentage" office:value="0.36596605597392379" table:style-name="ce4">
            <text:p>36.60%</text:p>
          </table:table-cell>
          <table:table-cell office:value-type="float" office:value="2092.0052211302209" table:number-columns-spanned="2" table:number-rows-spanned="1" table:style-name="ce7">
            <text:p>2,092</text:p>
          </table:table-cell>
          <table:covered-table-cell/>
          <table:table-cell office:value-type="float" office:value="6811569" table:style-name="ce3">
            <text:p>6,811,569</text:p>
          </table:table-cell>
          <table:table-cell office:value-type="float" office:value="556692" table:style-name="ce3">
            <text:p>556,692</text:p>
          </table:table-cell>
          <table:table-cell office:value-type="float" office:value="8395602" table:style-name="ce3">
            <text:p>8,395,6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5">
            <text:p>亞都麗緻大飯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5110" table:number-columns-spanned="2" table:number-rows-spanned="1" table:style-name="ce7">
            <text:p>5,110</text:p>
          </table:table-cell>
          <table:covered-table-cell/>
          <table:table-cell office:value-type="percentage" office:value="0.78870196017903993" table:style-name="ce4">
            <text:p>78.87%</text:p>
          </table:table-cell>
          <table:table-cell office:value-type="float" office:value="4202.785127201566" table:number-columns-spanned="2" table:number-rows-spanned="1" table:style-name="ce7">
            <text:p>4,203</text:p>
          </table:table-cell>
          <table:covered-table-cell/>
          <table:table-cell office:value-type="float" office:value="21476232" table:style-name="ce3">
            <text:p>21,476,232</text:p>
          </table:table-cell>
          <table:table-cell office:value-type="float" office:value="14380385" table:style-name="ce3">
            <text:p>14,380,385</text:p>
          </table:table-cell>
          <table:table-cell office:value-type="float" office:value="40872517" table:style-name="ce3">
            <text:p>40,872,5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5">
            <text:p>國聯大飯店</text:p>
          </table:table-cell>
          <table:table-cell office:value-type="string" table:style-name="ce5">
            <text:p>Taipei</text:p>
          </table:table-cell>
          <table:table-cell office:value-type="float" office:value="243" table:style-name="ce3">
            <text:p>243</text:p>
          </table:table-cell>
          <table:table-cell office:value-type="float" office:value="5402" table:number-columns-spanned="2" table:number-rows-spanned="1" table:style-name="ce7">
            <text:p>5,402</text:p>
          </table:table-cell>
          <table:covered-table-cell/>
          <table:table-cell office:value-type="percentage" office:value="0.71711137660958446" table:style-name="ce4">
            <text:p>71.71%</text:p>
          </table:table-cell>
          <table:table-cell office:value-type="float" office:value="2074.6395779340978" table:number-columns-spanned="2" table:number-rows-spanned="1" table:style-name="ce7">
            <text:p>2,075</text:p>
          </table:table-cell>
          <table:covered-table-cell/>
          <table:table-cell office:value-type="float" office:value="11207203" table:style-name="ce3">
            <text:p>11,207,203</text:p>
          </table:table-cell>
          <table:table-cell office:value-type="float" office:value="1084170" table:style-name="ce3">
            <text:p>1,084,170</text:p>
          </table:table-cell>
          <table:table-cell office:value-type="float" office:value="13603131" table:style-name="ce3">
            <text:p>13,603,1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5">
            <text:p>台北寒舍喜來登大飯店</text:p>
          </table:table-cell>
          <table:table-cell office:value-type="string" table:style-name="ce5">
            <text:p>Taipei</text:p>
          </table:table-cell>
          <table:table-cell office:value-type="float" office:value="688" table:style-name="ce3">
            <text:p>688</text:p>
          </table:table-cell>
          <table:table-cell office:value-type="float" office:value="16017" table:number-columns-spanned="2" table:number-rows-spanned="1" table:style-name="ce7">
            <text:p>16,017</text:p>
          </table:table-cell>
          <table:covered-table-cell/>
          <table:table-cell office:value-type="percentage" office:value="0.75098462115528886" table:style-name="ce4">
            <text:p>75.10%</text:p>
          </table:table-cell>
          <table:table-cell office:value-type="float" office:value="5092.7175501030151" table:number-columns-spanned="2" table:number-rows-spanned="1" table:style-name="ce7">
            <text:p>5,093</text:p>
          </table:table-cell>
          <table:covered-table-cell/>
          <table:table-cell office:value-type="float" office:value="81570057" table:style-name="ce3">
            <text:p>81,570,057</text:p>
          </table:table-cell>
          <table:table-cell office:value-type="float" office:value="111859841" table:style-name="ce3">
            <text:p>111,859,841</text:p>
          </table:table-cell>
          <table:table-cell office:value-type="float" office:value="216134220" table:style-name="ce3">
            <text:p>216,134,2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5">
            <text:p>老爺大酒店</text:p>
          </table:table-cell>
          <table:table-cell office:value-type="string" table:style-name="ce5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5726" table:number-columns-spanned="2" table:number-rows-spanned="1" table:style-name="ce7">
            <text:p>5,726</text:p>
          </table:table-cell>
          <table:covered-table-cell/>
          <table:table-cell office:value-type="percentage" office:value="0.91440434366017243" table:style-name="ce4">
            <text:p>91.44%</text:p>
          </table:table-cell>
          <table:table-cell office:value-type="float" office:value="4991.6959483059727" table:number-columns-spanned="2" table:number-rows-spanned="1" table:style-name="ce7">
            <text:p>4,992</text:p>
          </table:table-cell>
          <table:covered-table-cell/>
          <table:table-cell office:value-type="float" office:value="28582451" table:style-name="ce3">
            <text:p>28,582,451</text:p>
          </table:table-cell>
          <table:table-cell office:value-type="float" office:value="24227037" table:style-name="ce3">
            <text:p>24,227,037</text:p>
          </table:table-cell>
          <table:table-cell office:value-type="float" office:value="59369911" table:style-name="ce3">
            <text:p>59,369,9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5">
            <text:p>福華大飯店</text:p>
          </table:table-cell>
          <table:table-cell office:value-type="string" table:style-name="ce5">
            <text:p>Taipei</text:p>
          </table:table-cell>
          <table:table-cell office:value-type="float" office:value="606" table:style-name="ce3">
            <text:p>606</text:p>
          </table:table-cell>
          <table:table-cell office:value-type="float" office:value="13049" table:number-columns-spanned="2" table:number-rows-spanned="1" table:style-name="ce7">
            <text:p>13,049</text:p>
          </table:table-cell>
          <table:covered-table-cell/>
          <table:table-cell office:value-type="percentage" office:value="0.69461300968806561" table:style-name="ce4">
            <text:p>69.46%</text:p>
          </table:table-cell>
          <table:table-cell office:value-type="float" office:value="3944.516821212354" table:number-columns-spanned="2" table:number-rows-spanned="1" table:style-name="ce7">
            <text:p>3,945</text:p>
          </table:table-cell>
          <table:covered-table-cell/>
          <table:table-cell office:value-type="float" office:value="51472000" table:style-name="ce3">
            <text:p>51,472,000</text:p>
          </table:table-cell>
          <table:table-cell office:value-type="float" office:value="41060000" table:style-name="ce3">
            <text:p>41,060,000</text:p>
          </table:table-cell>
          <table:table-cell office:value-type="float" office:value="107849000" table:style-name="ce3">
            <text:p>107,849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5">
            <text:p>台北君悅酒店</text:p>
          </table:table-cell>
          <table:table-cell office:value-type="string" table:style-name="ce5">
            <text:p>Taipei</text:p>
          </table:table-cell>
          <table:table-cell office:value-type="float" office:value="850" table:style-name="ce3">
            <text:p>850</text:p>
          </table:table-cell>
          <table:table-cell office:value-type="float" office:value="21676" table:number-columns-spanned="2" table:number-rows-spanned="1" table:style-name="ce7">
            <text:p>21,676</text:p>
          </table:table-cell>
          <table:covered-table-cell/>
          <table:table-cell office:value-type="percentage" office:value="0.82261859582542696" table:style-name="ce4">
            <text:p>82.26%</text:p>
          </table:table-cell>
          <table:table-cell office:value-type="float" office:value="6300.6000184535897" table:number-columns-spanned="2" table:number-rows-spanned="1" table:style-name="ce7">
            <text:p>6,301</text:p>
          </table:table-cell>
          <table:covered-table-cell/>
          <table:table-cell office:value-type="float" office:value="136571806" table:style-name="ce3">
            <text:p>136,571,806</text:p>
          </table:table-cell>
          <table:table-cell office:value-type="float" office:value="115003326" table:style-name="ce3">
            <text:p>115,003,326</text:p>
          </table:table-cell>
          <table:table-cell office:value-type="float" office:value="282688571" table:style-name="ce3">
            <text:p>282,688,5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5">
            <text:p>西華大飯店</text:p>
          </table:table-cell>
          <table:table-cell office:value-type="string" table:style-name="ce5">
            <text:p>Taipei</text:p>
          </table:table-cell>
          <table:table-cell office:value-type="float" office:value="343" table:style-name="ce3">
            <text:p>343</text:p>
          </table:table-cell>
          <table:table-cell office:value-type="float" office:value="8586" table:number-columns-spanned="2" table:number-rows-spanned="1" table:style-name="ce7">
            <text:p>8,586</text:p>
          </table:table-cell>
          <table:covered-table-cell/>
          <table:table-cell office:value-type="percentage" office:value="0.80748612809178966" table:style-name="ce4">
            <text:p>80.75%</text:p>
          </table:table-cell>
          <table:table-cell office:value-type="float" office:value="4344.1009783368272" table:number-columns-spanned="2" table:number-rows-spanned="1" table:style-name="ce7">
            <text:p>4,344</text:p>
          </table:table-cell>
          <table:covered-table-cell/>
          <table:table-cell office:value-type="float" office:value="37298451" table:style-name="ce3">
            <text:p>37,298,451</text:p>
          </table:table-cell>
          <table:table-cell office:value-type="float" office:value="17582339" table:style-name="ce3">
            <text:p>17,582,339</text:p>
          </table:table-cell>
          <table:table-cell office:value-type="float" office:value="59998868" table:style-name="ce3">
            <text:p>59,998,8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5">
            <text:p>晶華酒店</text:p>
          </table:table-cell>
          <table:table-cell office:value-type="string" table:style-name="ce5">
            <text:p>Taipei</text:p>
          </table:table-cell>
          <table:table-cell office:value-type="float" office:value="538" table:style-name="ce3">
            <text:p>538</text:p>
          </table:table-cell>
          <table:table-cell office:value-type="float" office:value="13656" table:number-columns-spanned="2" table:number-rows-spanned="1" table:style-name="ce7">
            <text:p>13,656</text:p>
          </table:table-cell>
          <table:covered-table-cell/>
          <table:table-cell office:value-type="percentage" office:value="0.81880321381460608" table:style-name="ce4">
            <text:p>81.88%</text:p>
          </table:table-cell>
          <table:table-cell office:value-type="float" office:value="5814.3621851200942" table:number-columns-spanned="2" table:number-rows-spanned="1" table:style-name="ce7">
            <text:p>5,814</text:p>
          </table:table-cell>
          <table:covered-table-cell/>
          <table:table-cell office:value-type="float" office:value="79400930" table:style-name="ce3">
            <text:p>79,400,930</text:p>
          </table:table-cell>
          <table:table-cell office:value-type="float" office:value="126352249" table:style-name="ce3">
            <text:p>126,352,249</text:p>
          </table:table-cell>
          <table:table-cell office:value-type="float" office:value="259157936" table:style-name="ce3">
            <text:p>259,157,9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5">
            <text:p>香格里拉台北遠東國際大飯店</text:p>
          </table:table-cell>
          <table:table-cell office:value-type="string" table:style-name="ce5">
            <text:p>Taipei</text:p>
          </table:table-cell>
          <table:table-cell office:value-type="float" office:value="420" table:style-name="ce3">
            <text:p>420</text:p>
          </table:table-cell>
          <table:table-cell office:value-type="float" office:value="9654" table:number-columns-spanned="2" table:number-rows-spanned="1" table:style-name="ce7">
            <text:p>9,654</text:p>
          </table:table-cell>
          <table:covered-table-cell/>
          <table:table-cell office:value-type="percentage" office:value="0.74147465437788018" table:style-name="ce4">
            <text:p>74.15%</text:p>
          </table:table-cell>
          <table:table-cell office:value-type="float" office:value="5992.0320074580486" table:number-columns-spanned="2" table:number-rows-spanned="1" table:style-name="ce7">
            <text:p>5,992</text:p>
          </table:table-cell>
          <table:covered-table-cell/>
          <table:table-cell office:value-type="float" office:value="57847077" table:style-name="ce3">
            <text:p>57,847,077</text:p>
          </table:table-cell>
          <table:table-cell office:value-type="float" office:value="66336312" table:style-name="ce3">
            <text:p>66,336,312</text:p>
          </table:table-cell>
          <table:table-cell office:value-type="float" office:value="141995795" table:style-name="ce3">
            <text:p>141,995,7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5">
            <text:p>神旺大飯店</text:p>
          </table:table-cell>
          <table:table-cell office:value-type="string" table:style-name="ce5">
            <text:p>Taipei</text:p>
          </table:table-cell>
          <table:table-cell office:value-type="float" office:value="268" table:style-name="ce3">
            <text:p>268</text:p>
          </table:table-cell>
          <table:table-cell office:value-type="float" office:value="7018" table:number-columns-spanned="2" table:number-rows-spanned="1" table:style-name="ce7">
            <text:p>7,018</text:p>
          </table:table-cell>
          <table:covered-table-cell/>
          <table:table-cell office:value-type="percentage" office:value="0.8447279730380356" table:style-name="ce4">
            <text:p>84.47%</text:p>
          </table:table-cell>
          <table:table-cell office:value-type="float" office:value="2397.6057281276721" table:number-columns-spanned="2" table:number-rows-spanned="1" table:style-name="ce7">
            <text:p>2,398</text:p>
          </table:table-cell>
          <table:covered-table-cell/>
          <table:table-cell office:value-type="float" office:value="16826397" table:style-name="ce3">
            <text:p>16,826,397</text:p>
          </table:table-cell>
          <table:table-cell office:value-type="float" office:value="25660303" table:style-name="ce3">
            <text:p>25,660,303</text:p>
          </table:table-cell>
          <table:table-cell office:value-type="float" office:value="45908035" table:style-name="ce3">
            <text:p>45,908,0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5">
            <text:p>美麗信花園酒店</text:p>
          </table:table-cell>
          <table:table-cell office:value-type="string" table:style-name="ce5">
            <text:p>Taipei</text:p>
          </table:table-cell>
          <table:table-cell office:value-type="float" office:value="203" table:style-name="ce3">
            <text:p>203</text:p>
          </table:table-cell>
          <table:table-cell office:value-type="float" office:value="5240" table:number-columns-spanned="2" table:number-rows-spanned="1" table:style-name="ce7">
            <text:p>5,240</text:p>
          </table:table-cell>
          <table:covered-table-cell/>
          <table:table-cell office:value-type="percentage" office:value="0.83267122199269028" table:style-name="ce4">
            <text:p>83.27%</text:p>
          </table:table-cell>
          <table:table-cell office:value-type="float" office:value="2190.026908396947" table:number-columns-spanned="2" table:number-rows-spanned="1" table:style-name="ce7">
            <text:p>2,190</text:p>
          </table:table-cell>
          <table:covered-table-cell/>
          <table:table-cell office:value-type="float" office:value="11475741" table:style-name="ce3">
            <text:p>11,475,741</text:p>
          </table:table-cell>
          <table:table-cell office:value-type="float" office:value="6747141" table:style-name="ce3">
            <text:p>6,747,141</text:p>
          </table:table-cell>
          <table:table-cell office:value-type="float" office:value="24366100" table:style-name="ce3">
            <text:p>24,366,1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5">
            <text:p>台北寒舍艾美酒店</text:p>
          </table:table-cell>
          <table:table-cell office:value-type="string" table:style-name="ce5">
            <text:p>Taipei</text:p>
          </table:table-cell>
          <table:table-cell office:value-type="float" office:value="160" table:style-name="ce3">
            <text:p>160</text:p>
          </table:table-cell>
          <table:table-cell office:value-type="float" office:value="4406" table:number-columns-spanned="2" table:number-rows-spanned="1" table:style-name="ce7">
            <text:p>4,406</text:p>
          </table:table-cell>
          <table:covered-table-cell/>
          <table:table-cell office:value-type="percentage" office:value="0.88830645161290323" table:style-name="ce4">
            <text:p>88.83%</text:p>
          </table:table-cell>
          <table:table-cell office:value-type="float" office:value="8504.8980935088512" table:number-columns-spanned="2" table:number-rows-spanned="1" table:style-name="ce7">
            <text:p>8,505</text:p>
          </table:table-cell>
          <table:covered-table-cell/>
          <table:table-cell office:value-type="float" office:value="37472581" table:style-name="ce3">
            <text:p>37,472,581</text:p>
          </table:table-cell>
          <table:table-cell office:value-type="float" office:value="56129916" table:style-name="ce3">
            <text:p>56,129,916</text:p>
          </table:table-cell>
          <table:table-cell office:value-type="float" office:value="108254230" table:style-name="ce3">
            <text:p>108,254,2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5">
            <text:p>台北W飯店</text:p>
          </table:table-cell>
          <table:table-cell office:value-type="string" table:style-name="ce5">
            <text:p>Taipei</text:p>
          </table:table-cell>
          <table:table-cell office:value-type="float" office:value="405" table:style-name="ce3">
            <text:p>405</text:p>
          </table:table-cell>
          <table:table-cell office:value-type="float" office:value="10249" table:number-columns-spanned="2" table:number-rows-spanned="1" table:style-name="ce7">
            <text:p>10,249</text:p>
          </table:table-cell>
          <table:covered-table-cell/>
          <table:table-cell office:value-type="percentage" office:value="0.81632815611310239" table:style-name="ce4">
            <text:p>81.63%</text:p>
          </table:table-cell>
          <table:table-cell office:value-type="float" office:value="8782.0653722314364" table:number-columns-spanned="2" table:number-rows-spanned="1" table:style-name="ce7">
            <text:p>8,782</text:p>
          </table:table-cell>
          <table:covered-table-cell/>
          <table:table-cell office:value-type="float" office:value="90007388" table:style-name="ce3">
            <text:p>90,007,388</text:p>
          </table:table-cell>
          <table:table-cell office:value-type="float" office:value="50855651" table:style-name="ce3">
            <text:p>50,855,651</text:p>
          </table:table-cell>
          <table:table-cell office:value-type="float" office:value="159722696" table:style-name="ce3">
            <text:p>159,722,6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5">
            <text:p>台北萬豪酒店</text:p>
          </table:table-cell>
          <table:table-cell office:value-type="string" table:style-name="ce5">
            <text:p>Taipei</text:p>
          </table:table-cell>
          <table:table-cell office:value-type="float" office:value="318" table:style-name="ce3">
            <text:p>318</text:p>
          </table:table-cell>
          <table:table-cell office:value-type="float" office:value="7985" table:number-columns-spanned="2" table:number-rows-spanned="1" table:style-name="ce7">
            <text:p>7,985</text:p>
          </table:table-cell>
          <table:covered-table-cell/>
          <table:table-cell office:value-type="percentage" office:value="0.81000202880908911" table:style-name="ce4">
            <text:p>81.00%</text:p>
          </table:table-cell>
          <table:table-cell office:value-type="float" office:value="5745.1706950532252" table:number-columns-spanned="2" table:number-rows-spanned="1" table:style-name="ce7">
            <text:p>5,745</text:p>
          </table:table-cell>
          <table:covered-table-cell/>
          <table:table-cell office:value-type="float" office:value="45875188" table:style-name="ce3">
            <text:p>45,875,188</text:p>
          </table:table-cell>
          <table:table-cell office:value-type="float" office:value="63822998" table:style-name="ce3">
            <text:p>63,822,998</text:p>
          </table:table-cell>
          <table:table-cell office:value-type="float" office:value="145312027" table:style-name="ce3">
            <text:p>145,312,0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5">
            <text:p>台北美福大飯店</text:p>
          </table:table-cell>
          <table:table-cell office:value-type="string" table:style-name="ce5">
            <text:p>Taipei</text:p>
          </table:table-cell>
          <table:table-cell office:value-type="float" office:value="146" table:style-name="ce3">
            <text:p>146</text:p>
          </table:table-cell>
          <table:table-cell office:value-type="float" office:value="2708" table:number-columns-spanned="2" table:number-rows-spanned="1" table:style-name="ce7">
            <text:p>2,708</text:p>
          </table:table-cell>
          <table:covered-table-cell/>
          <table:table-cell office:value-type="percentage" office:value="0.59832081307998231" table:style-name="ce4">
            <text:p>59.83%</text:p>
          </table:table-cell>
          <table:table-cell office:value-type="float" office:value="6450.7396602658791" table:number-columns-spanned="2" table:number-rows-spanned="1" table:style-name="ce7">
            <text:p>6,451</text:p>
          </table:table-cell>
          <table:covered-table-cell/>
          <table:table-cell office:value-type="float" office:value="17468603" table:style-name="ce3">
            <text:p>17,468,603</text:p>
          </table:table-cell>
          <table:table-cell office:value-type="float" office:value="52532431" table:style-name="ce3">
            <text:p>52,532,431</text:p>
          </table:table-cell>
          <table:table-cell office:value-type="float" office:value="75784108" table:style-name="ce3">
            <text:p>75,784,1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&quot;*&quot;;&quot;&quot;)" table:style-name="ce5">
            <text:p>亞士都飯店</text:p>
          </table:table-cell>
          <table:table-cell office:value-type="string" table:style-name="ce5">
            <text:p>Taipei</text:p>
          </table:table-cell>
          <table:table-cell office:value-type="float" office:value="40" table:style-name="ce3">
            <text:p>40</text:p>
          </table:table-cell>
          <table:table-cell office:value-type="float" office:value="611" table:number-columns-spanned="2" table:number-rows-spanned="1" table:style-name="ce7">
            <text:p>611</text:p>
          </table:table-cell>
          <table:covered-table-cell/>
          <table:table-cell office:value-type="percentage" office:value="0.49274193548387102" table:style-name="ce4">
            <text:p>49.27%</text:p>
          </table:table-cell>
          <table:table-cell office:value-type="float" office:value="2278.641571194762" table:number-columns-spanned="2" table:number-rows-spanned="1" table:style-name="ce7">
            <text:p>2,279</text:p>
          </table:table-cell>
          <table:covered-table-cell/>
          <table:table-cell office:value-type="float" office:value="1392250" table:style-name="ce3">
            <text:p>1,392,250</text:p>
          </table:table-cell>
          <table:table-cell office:value-type="float" office:value="0" table:style-name="ce3">
            <text:p>0</text:p>
          </table:table-cell>
          <table:table-cell office:value-type="float" office:value="1392250" table:style-name="ce3">
            <text:p>1,392,25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&quot;*&quot;;&quot;&quot;)" table:style-name="ce5">
            <text:p>天成大飯店</text:p>
          </table:table-cell>
          <table:table-cell office:value-type="string" table:style-name="ce5">
            <text:p>Taipei</text:p>
          </table:table-cell>
          <table:table-cell office:value-type="float" office:value="225" table:style-name="ce3">
            <text:p>225</text:p>
          </table:table-cell>
          <table:table-cell office:value-type="float" office:value="6687" table:number-columns-spanned="2" table:number-rows-spanned="1" table:style-name="ce7">
            <text:p>6,687</text:p>
          </table:table-cell>
          <table:covered-table-cell/>
          <table:table-cell office:value-type="percentage" office:value="0.95870967741935487" table:style-name="ce4">
            <text:p>95.87%</text:p>
          </table:table-cell>
          <table:table-cell office:value-type="float" office:value="3135.8981606101388" table:number-columns-spanned="2" table:number-rows-spanned="1" table:style-name="ce7">
            <text:p>3,136</text:p>
          </table:table-cell>
          <table:covered-table-cell/>
          <table:table-cell office:value-type="float" office:value="20969751" table:style-name="ce3">
            <text:p>20,969,751</text:p>
          </table:table-cell>
          <table:table-cell office:value-type="float" office:value="27919306" table:style-name="ce3">
            <text:p>27,919,306</text:p>
          </table:table-cell>
          <table:table-cell office:value-type="float" office:value="51975689" table:style-name="ce3">
            <text:p>51,975,6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六福客棧</text:p>
          </table:table-cell>
          <table:covered-table-cell table:number-columns-repeated="4"/>
          <table:table-cell office:value-type="string" office:string-value="六福客棧" table:formula="of:=SUBSTITUTE([.A29];&quot;*&quot;;&quot;&quot;)" table:style-name="ce5">
            <text:p>六福客棧</text:p>
          </table:table-cell>
          <table:table-cell office:value-type="string" table:style-name="ce5">
            <text:p>Taipei</text:p>
          </table:table-cell>
          <table:table-cell office:value-type="float" office:value="230" table:style-name="ce3">
            <text:p>230</text:p>
          </table:table-cell>
          <table:table-cell office:value-type="float" office:value="5503" table:number-columns-spanned="2" table:number-rows-spanned="1" table:style-name="ce7">
            <text:p>5,503</text:p>
          </table:table-cell>
          <table:covered-table-cell/>
          <table:table-cell office:value-type="percentage" office:value="0.77180925666199163" table:style-name="ce4">
            <text:p>77.18%</text:p>
          </table:table-cell>
          <table:table-cell office:value-type="float" office:value="1415.0407050699621" table:number-columns-spanned="2" table:number-rows-spanned="1" table:style-name="ce7">
            <text:p>1,415</text:p>
          </table:table-cell>
          <table:covered-table-cell/>
          <table:table-cell office:value-type="float" office:value="7786969" table:style-name="ce3">
            <text:p>7,786,969</text:p>
          </table:table-cell>
          <table:table-cell office:value-type="float" office:value="7417984" table:style-name="ce3">
            <text:p>7,417,984</text:p>
          </table:table-cell>
          <table:table-cell office:value-type="float" office:value="15685670" table:style-name="ce3">
            <text:p>15,685,6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&quot;*&quot;;&quot;&quot;)" table:style-name="ce5">
            <text:p>第一大飯店</text:p>
          </table:table-cell>
          <table:table-cell office:value-type="string" table:style-name="ce5">
            <text:p>Taipei</text:p>
          </table:table-cell>
          <table:table-cell office:value-type="float" office:value="176" table:style-name="ce3">
            <text:p>176</text:p>
          </table:table-cell>
          <table:table-cell office:value-type="float" office:value="3951" table:number-columns-spanned="2" table:number-rows-spanned="1" table:style-name="ce7">
            <text:p>3,951</text:p>
          </table:table-cell>
          <table:covered-table-cell/>
          <table:table-cell office:value-type="percentage" office:value="0.72415689149560114" table:style-name="ce4">
            <text:p>72.42%</text:p>
          </table:table-cell>
          <table:table-cell office:value-type="float" office:value="1589.545937737282" table:number-columns-spanned="2" table:number-rows-spanned="1" table:style-name="ce7">
            <text:p>1,590</text:p>
          </table:table-cell>
          <table:covered-table-cell/>
          <table:table-cell office:value-type="float" office:value="6280296" table:style-name="ce3">
            <text:p>6,280,296</text:p>
          </table:table-cell>
          <table:table-cell office:value-type="float" office:value="3056058" table:style-name="ce3">
            <text:p>3,056,058</text:p>
          </table:table-cell>
          <table:table-cell office:value-type="float" office:value="28810293" table:style-name="ce3">
            <text:p>28,810,2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&quot;*&quot;;&quot;&quot;)" table:style-name="ce5">
            <text:p>慶泰大飯店</text:p>
          </table:table-cell>
          <table:table-cell office:value-type="string" table:style-name="ce5">
            <text:p>Taipei</text:p>
          </table:table-cell>
          <table:table-cell office:value-type="float" office:value="150" table:style-name="ce3">
            <text:p>150</text:p>
          </table:table-cell>
          <table:table-cell office:value-type="float" office:value="3855" table:number-columns-spanned="2" table:number-rows-spanned="1" table:style-name="ce7">
            <text:p>3,855</text:p>
          </table:table-cell>
          <table:covered-table-cell/>
          <table:table-cell office:value-type="percentage" office:value="0.82903225806451608" table:style-name="ce4">
            <text:p>82.90%</text:p>
          </table:table-cell>
          <table:table-cell office:value-type="float" office:value="2903.234760051881" table:number-columns-spanned="2" table:number-rows-spanned="1" table:style-name="ce7">
            <text:p>2,903</text:p>
          </table:table-cell>
          <table:covered-table-cell/>
          <table:table-cell office:value-type="float" office:value="11191970" table:style-name="ce3">
            <text:p>11,191,970</text:p>
          </table:table-cell>
          <table:table-cell office:value-type="float" office:value="5748398" table:style-name="ce3">
            <text:p>5,748,398</text:p>
          </table:table-cell>
          <table:table-cell office:value-type="float" office:value="17493795" table:style-name="ce3">
            <text:p>17,493,7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洛碁大飯店花華本館</text:p>
          </table:table-cell>
          <table:covered-table-cell table:number-columns-repeated="4"/>
          <table:table-cell office:value-type="string" office:string-value="洛碁大飯店花華本館" table:formula="of:=SUBSTITUTE([.A32];&quot;*&quot;;&quot;&quot;)" table:style-name="ce5">
            <text:p>洛碁大飯店花華本館</text:p>
          </table:table-cell>
          <table:table-cell office:value-type="string" table:style-name="ce5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2805" table:number-columns-spanned="2" table:number-rows-spanned="1" table:style-name="ce7">
            <text:p>2,805</text:p>
          </table:table-cell>
          <table:covered-table-cell/>
          <table:table-cell office:value-type="percentage" office:value="0.80789170506912444" table:style-name="ce4">
            <text:p>80.79%</text:p>
          </table:table-cell>
          <table:table-cell office:value-type="float" office:value="1772.776114081996" table:number-columns-spanned="2" table:number-rows-spanned="1" table:style-name="ce7">
            <text:p>1,773</text:p>
          </table:table-cell>
          <table:covered-table-cell/>
          <table:table-cell office:value-type="float" office:value="4972637" table:style-name="ce3">
            <text:p>4,972,637</text:p>
          </table:table-cell>
          <table:table-cell office:value-type="float" office:value="0" table:style-name="ce3">
            <text:p>0</text:p>
          </table:table-cell>
          <table:table-cell office:value-type="float" office:value="4972637" table:style-name="ce3">
            <text:p>4,972,6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歐華酒店</text:p>
          </table:table-cell>
          <table:covered-table-cell table:number-columns-repeated="4"/>
          <table:table-cell office:value-type="string" office:string-value="歐華酒店" table:formula="of:=SUBSTITUTE([.A33];&quot;*&quot;;&quot;&quot;)" table:style-name="ce5">
            <text:p>歐華酒店</text:p>
          </table:table-cell>
          <table:table-cell office:value-type="string" table:style-name="ce5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2164" table:number-columns-spanned="2" table:number-rows-spanned="1" table:style-name="ce7">
            <text:p>2,164</text:p>
          </table:table-cell>
          <table:covered-table-cell/>
          <table:table-cell office:value-type="percentage" office:value="0.62327188940092171" table:style-name="ce4">
            <text:p>62.33%</text:p>
          </table:table-cell>
          <table:table-cell office:value-type="float" office:value="2965.3983364140481" table:number-columns-spanned="2" table:number-rows-spanned="1" table:style-name="ce7">
            <text:p>2,965</text:p>
          </table:table-cell>
          <table:covered-table-cell/>
          <table:table-cell office:value-type="float" office:value="6417122" table:style-name="ce3">
            <text:p>6,417,122</text:p>
          </table:table-cell>
          <table:table-cell office:value-type="float" office:value="5295804" table:style-name="ce3">
            <text:p>5,295,804</text:p>
          </table:table-cell>
          <table:table-cell office:value-type="float" office:value="12985949" table:style-name="ce3">
            <text:p>12,985,9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4];&quot;*&quot;;&quot;&quot;)" table:style-name="ce5">
            <text:p>福容大飯店 <text:s/>台北一館</text:p>
          </table:table-cell>
          <table:table-cell office:value-type="string" table:style-name="ce5">
            <text:p>Taipei</text:p>
          </table:table-cell>
          <table:table-cell office:value-type="float" office:value="120" table:style-name="ce3">
            <text:p>120</text:p>
          </table:table-cell>
          <table:table-cell office:value-type="float" office:value="2044" table:number-columns-spanned="2" table:number-rows-spanned="1" table:style-name="ce7">
            <text:p>2,044</text:p>
          </table:table-cell>
          <table:covered-table-cell/>
          <table:table-cell office:value-type="percentage" office:value="0.54946236559139783" table:style-name="ce4">
            <text:p>54.95%</text:p>
          </table:table-cell>
          <table:table-cell office:value-type="float" office:value="3028.809197651663" table:number-columns-spanned="2" table:number-rows-spanned="1" table:style-name="ce7">
            <text:p>3,029</text:p>
          </table:table-cell>
          <table:covered-table-cell/>
          <table:table-cell office:value-type="float" office:value="6190886" table:style-name="ce3">
            <text:p>6,190,886</text:p>
          </table:table-cell>
          <table:table-cell office:value-type="float" office:value="11081760" table:style-name="ce3">
            <text:p>11,081,760</text:p>
          </table:table-cell>
          <table:table-cell office:value-type="float" office:value="18524900" table:style-name="ce3">
            <text:p>18,524,9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首都大飯店</text:p>
          </table:table-cell>
          <table:covered-table-cell table:number-columns-repeated="4"/>
          <table:table-cell office:value-type="string" office:string-value="首都大飯店" table:formula="of:=SUBSTITUTE([.A35];&quot;*&quot;;&quot;&quot;)" table:style-name="ce5">
            <text:p>首都大飯店</text:p>
          </table:table-cell>
          <table:table-cell office:value-type="string" table:style-name="ce5">
            <text:p>Taipei</text:p>
          </table:table-cell>
          <table:table-cell office:value-type="float" office:value="129" table:style-name="ce3">
            <text:p>129</text:p>
          </table:table-cell>
          <table:table-cell office:value-type="float" office:value="2500" table:number-columns-spanned="2" table:number-rows-spanned="1" table:style-name="ce7">
            <text:p>2,500</text:p>
          </table:table-cell>
          <table:covered-table-cell/>
          <table:table-cell office:value-type="percentage" office:value="0.62515628907226806" table:style-name="ce4">
            <text:p>62.52%</text:p>
          </table:table-cell>
          <table:table-cell office:value-type="float" office:value="2973.92" table:number-columns-spanned="2" table:number-rows-spanned="1" table:style-name="ce7">
            <text:p>2,974</text:p>
          </table:table-cell>
          <table:covered-table-cell/>
          <table:table-cell office:value-type="float" office:value="7434800" table:style-name="ce3">
            <text:p>7,434,800</text:p>
          </table:table-cell>
          <table:table-cell office:value-type="float" office:value="2643590" table:style-name="ce3">
            <text:p>2,643,590</text:p>
          </table:table-cell>
          <table:table-cell office:value-type="float" office:value="10718945" table:style-name="ce3">
            <text:p>10,718,9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6];&quot;*&quot;;&quot;&quot;)" table:style-name="ce5">
            <text:p>台北君品大酒店</text:p>
          </table:table-cell>
          <table:table-cell office:value-type="string" table:style-name="ce5">
            <text:p>Taipei</text:p>
          </table:table-cell>
          <table:table-cell office:value-type="float" office:value="286" table:style-name="ce3">
            <text:p>286</text:p>
          </table:table-cell>
          <table:table-cell office:value-type="float" office:value="7125" table:number-columns-spanned="2" table:number-rows-spanned="1" table:style-name="ce7">
            <text:p>7,125</text:p>
          </table:table-cell>
          <table:covered-table-cell/>
          <table:table-cell office:value-type="percentage" office:value="0.80363185201894882" table:style-name="ce4">
            <text:p>80.36%</text:p>
          </table:table-cell>
          <table:table-cell office:value-type="float" office:value="5166.5684210526306" table:number-columns-spanned="2" table:number-rows-spanned="1" table:style-name="ce7">
            <text:p>5,167</text:p>
          </table:table-cell>
          <table:covered-table-cell/>
          <table:table-cell office:value-type="float" office:value="36811800" table:style-name="ce3">
            <text:p>36,811,800</text:p>
          </table:table-cell>
          <table:table-cell office:value-type="float" office:value="49908360" table:style-name="ce3">
            <text:p>49,908,360</text:p>
          </table:table-cell>
          <table:table-cell office:value-type="float" office:value="91200763" table:style-name="ce3">
            <text:p>91,200,7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7];&quot;*&quot;;&quot;&quot;)" table:style-name="ce5">
            <text:p>台北花園大酒店</text:p>
          </table:table-cell>
          <table:table-cell office:value-type="string" table:style-name="ce5">
            <text:p>Taipei</text:p>
          </table:table-cell>
          <table:table-cell office:value-type="float" office:value="241" table:style-name="ce3">
            <text:p>241</text:p>
          </table:table-cell>
          <table:table-cell office:value-type="float" office:value="6997" table:number-columns-spanned="2" table:number-rows-spanned="1" table:style-name="ce7">
            <text:p>6,997</text:p>
          </table:table-cell>
          <table:covered-table-cell/>
          <table:table-cell office:value-type="percentage" office:value="0.93655467808860926" table:style-name="ce4">
            <text:p>93.66%</text:p>
          </table:table-cell>
          <table:table-cell office:value-type="float" office:value="2309.3711590681719" table:number-columns-spanned="2" table:number-rows-spanned="1" table:style-name="ce7">
            <text:p>2,309</text:p>
          </table:table-cell>
          <table:covered-table-cell/>
          <table:table-cell office:value-type="float" office:value="16158670" table:style-name="ce3">
            <text:p>16,158,670</text:p>
          </table:table-cell>
          <table:table-cell office:value-type="float" office:value="24187165" table:style-name="ce3">
            <text:p>24,187,165</text:p>
          </table:table-cell>
          <table:table-cell office:value-type="float" office:value="44389668" table:style-name="ce3">
            <text:p>44,389,6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8];&quot;*&quot;;&quot;&quot;)" table:style-name="ce5">
            <text:p>日勝生加賀屋國際溫泉飯店</text:p>
          </table:table-cell>
          <table:table-cell office:value-type="string" table:style-name="ce5">
            <text:p>Taipei</text:p>
          </table:table-cell>
          <table:table-cell office:value-type="float" office:value="90" table:style-name="ce3">
            <text:p>90</text:p>
          </table:table-cell>
          <table:table-cell office:value-type="float" office:value="1399" table:number-columns-spanned="2" table:number-rows-spanned="1" table:style-name="ce7">
            <text:p>1,399</text:p>
          </table:table-cell>
          <table:covered-table-cell/>
          <table:table-cell office:value-type="percentage" office:value="0.50143369175627239" table:style-name="ce4">
            <text:p>50.14%</text:p>
          </table:table-cell>
          <table:table-cell office:value-type="float" office:value="6946.041458184417" table:number-columns-spanned="2" table:number-rows-spanned="1" table:style-name="ce7">
            <text:p>6,946</text:p>
          </table:table-cell>
          <table:covered-table-cell/>
          <table:table-cell office:value-type="float" office:value="9717512" table:style-name="ce3">
            <text:p>9,717,512</text:p>
          </table:table-cell>
          <table:table-cell office:value-type="float" office:value="8312727" table:style-name="ce3">
            <text:p>8,312,727</text:p>
          </table:table-cell>
          <table:table-cell office:value-type="float" office:value="23114742" table:style-name="ce3">
            <text:p>23,114,74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9];&quot;*&quot;;&quot;&quot;)" table:style-name="ce5">
            <text:p>北投麗禧溫泉酒店</text:p>
          </table:table-cell>
          <table:table-cell office:value-type="string" table:style-name="ce5">
            <text:p>Taipei</text:p>
          </table:table-cell>
          <table:table-cell office:value-type="float" office:value="66" table:style-name="ce3">
            <text:p>66</text:p>
          </table:table-cell>
          <table:table-cell office:value-type="float" office:value="1205" table:number-columns-spanned="2" table:number-rows-spanned="1" table:style-name="ce7">
            <text:p>1,205</text:p>
          </table:table-cell>
          <table:covered-table-cell/>
          <table:table-cell office:value-type="percentage" office:value="0.58895405669599221" table:style-name="ce4">
            <text:p>58.90%</text:p>
          </table:table-cell>
          <table:table-cell office:value-type="float" office:value="14252.84979253112" table:number-columns-spanned="2" table:number-rows-spanned="1" table:style-name="ce7">
            <text:p>14,253</text:p>
          </table:table-cell>
          <table:covered-table-cell/>
          <table:table-cell office:value-type="float" office:value="17174684" table:style-name="ce3">
            <text:p>17,174,684</text:p>
          </table:table-cell>
          <table:table-cell office:value-type="float" office:value="7976523" table:style-name="ce3">
            <text:p>7,976,523</text:p>
          </table:table-cell>
          <table:table-cell office:value-type="float" office:value="31004447" table:style-name="ce3">
            <text:p>31,004,4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40];&quot;*&quot;;&quot;&quot;)" table:style-name="ce5">
            <text:p>寒舍艾麗酒店</text:p>
          </table:table-cell>
          <table:table-cell office:value-type="string" table:style-name="ce5">
            <text:p>Taipei</text:p>
          </table:table-cell>
          <table:table-cell office:value-type="float" office:value="235" table:style-name="ce3">
            <text:p>235</text:p>
          </table:table-cell>
          <table:table-cell office:value-type="float" office:value="5980" table:number-columns-spanned="2" table:number-rows-spanned="1" table:style-name="ce7">
            <text:p>5,980</text:p>
          </table:table-cell>
          <table:covered-table-cell/>
          <table:table-cell office:value-type="percentage" office:value="0.82086479066575158" table:style-name="ce4">
            <text:p>82.09%</text:p>
          </table:table-cell>
          <table:table-cell office:value-type="float" office:value="6111.8919732441473" table:number-columns-spanned="2" table:number-rows-spanned="1" table:style-name="ce7">
            <text:p>6,112</text:p>
          </table:table-cell>
          <table:covered-table-cell/>
          <table:table-cell office:value-type="float" office:value="36549114" table:style-name="ce3">
            <text:p>36,549,114</text:p>
          </table:table-cell>
          <table:table-cell office:value-type="float" office:value="20352848" table:style-name="ce3">
            <text:p>20,352,848</text:p>
          </table:table-cell>
          <table:table-cell office:value-type="float" office:value="62476887" table:style-name="ce3">
            <text:p>62,476,8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1];&quot;*&quot;;&quot;&quot;)" table:style-name="ce5">
            <text:p>北投老爺酒店</text:p>
          </table:table-cell>
          <table:table-cell office:value-type="string" table:style-name="ce5">
            <text:p>Taipei</text:p>
          </table:table-cell>
          <table:table-cell office:value-type="float" office:value="50" table:style-name="ce3">
            <text:p>50</text:p>
          </table:table-cell>
          <table:table-cell office:value-type="float" office:value="835" table:number-columns-spanned="2" table:number-rows-spanned="1" table:style-name="ce7">
            <text:p>835</text:p>
          </table:table-cell>
          <table:covered-table-cell/>
          <table:table-cell office:value-type="percentage" office:value="0.53870967741935483" table:style-name="ce4">
            <text:p>53.87%</text:p>
          </table:table-cell>
          <table:table-cell office:value-type="float" office:value="5700.282634730539" table:number-columns-spanned="2" table:number-rows-spanned="1" table:style-name="ce7">
            <text:p>5,700</text:p>
          </table:table-cell>
          <table:covered-table-cell/>
          <table:table-cell office:value-type="float" office:value="4759736" table:style-name="ce3">
            <text:p>4,759,736</text:p>
          </table:table-cell>
          <table:table-cell office:value-type="float" office:value="2687556" table:style-name="ce3">
            <text:p>2,687,556</text:p>
          </table:table-cell>
          <table:table-cell office:value-type="float" office:value="8685011" table:style-name="ce3">
            <text:p>8,685,0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2];&quot;*&quot;;&quot;&quot;)" table:style-name="ce5">
            <text:p>台北有園飯店</text:p>
          </table:table-cell>
          <table:table-cell office:value-type="string" table:style-name="ce5">
            <text:p>Taipei</text:p>
          </table:table-cell>
          <table:table-cell office:value-type="float" office:value="56" table:style-name="ce3">
            <text:p>56</text:p>
          </table:table-cell>
          <table:table-cell office:value-type="float" office:value="1378" table:number-columns-spanned="2" table:number-rows-spanned="1" table:style-name="ce7">
            <text:p>1,378</text:p>
          </table:table-cell>
          <table:covered-table-cell/>
          <table:table-cell office:value-type="percentage" office:value="0.79377880184331795" table:style-name="ce4">
            <text:p>79.38%</text:p>
          </table:table-cell>
          <table:table-cell office:value-type="float" office:value="2653.0834542815669" table:number-columns-spanned="2" table:number-rows-spanned="1" table:style-name="ce7">
            <text:p>2,653</text:p>
          </table:table-cell>
          <table:covered-table-cell/>
          <table:table-cell office:value-type="float" office:value="3655949" table:style-name="ce3">
            <text:p>3,655,949</text:p>
          </table:table-cell>
          <table:table-cell office:value-type="float" office:value="356903" table:style-name="ce3">
            <text:p>356,903</text:p>
          </table:table-cell>
          <table:table-cell office:value-type="float" office:value="4093748" table:style-name="ce3">
            <text:p>4,093,7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合尊酒店 S Hotel</text:p>
          </table:table-cell>
          <table:covered-table-cell table:number-columns-repeated="4"/>
          <table:table-cell office:value-type="string" office:string-value="合尊酒店 S Hotel" table:formula="of:=SUBSTITUTE([.A43];&quot;*&quot;;&quot;&quot;)" table:style-name="ce5">
            <text:p>合尊酒店 S Hotel</text:p>
          </table:table-cell>
          <table:table-cell office:value-type="string" table:style-name="ce5">
            <text:p>Taipei</text:p>
          </table:table-cell>
          <table:table-cell office:value-type="float" office:value="101" table:style-name="ce3">
            <text:p>101</text:p>
          </table:table-cell>
          <table:table-cell office:value-type="float" office:value="2294" table:number-columns-spanned="2" table:number-rows-spanned="1" table:style-name="ce7">
            <text:p>2,294</text:p>
          </table:table-cell>
          <table:covered-table-cell/>
          <table:table-cell office:value-type="percentage" office:value="0.73267326732673266" table:style-name="ce4">
            <text:p>73.27%</text:p>
          </table:table-cell>
          <table:table-cell office:value-type="float" office:value="3850.7306015693111" table:number-columns-spanned="2" table:number-rows-spanned="1" table:style-name="ce7">
            <text:p>3,851</text:p>
          </table:table-cell>
          <table:covered-table-cell/>
          <table:table-cell office:value-type="float" office:value="8833576" table:style-name="ce3">
            <text:p>8,833,576</text:p>
          </table:table-cell>
          <table:table-cell office:value-type="float" office:value="3344963" table:style-name="ce3">
            <text:p>3,344,963</text:p>
          </table:table-cell>
          <table:table-cell office:value-type="float" office:value="13476128" table:style-name="ce3">
            <text:p>13,476,1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4];&quot;*&quot;;&quot;&quot;)" table:style-name="ce5">
            <text:p>台北中山雅樂軒酒店</text:p>
          </table:table-cell>
          <table:table-cell office:value-type="string" table:style-name="ce5">
            <text:p>Taipei</text:p>
          </table:table-cell>
          <table:table-cell office:value-type="float" office:value="88" table:style-name="ce3">
            <text:p>88</text:p>
          </table:table-cell>
          <table:table-cell office:value-type="float" office:value="2345" table:number-columns-spanned="2" table:number-rows-spanned="1" table:style-name="ce7">
            <text:p>2,345</text:p>
          </table:table-cell>
          <table:covered-table-cell/>
          <table:table-cell office:value-type="percentage" office:value="0.85960410557184752" table:style-name="ce4">
            <text:p>85.96%</text:p>
          </table:table-cell>
          <table:table-cell office:value-type="float" office:value="4246.4545842217494" table:number-columns-spanned="2" table:number-rows-spanned="1" table:style-name="ce7">
            <text:p>4,246</text:p>
          </table:table-cell>
          <table:covered-table-cell/>
          <table:table-cell office:value-type="float" office:value="9957936" table:style-name="ce3">
            <text:p>9,957,936</text:p>
          </table:table-cell>
          <table:table-cell office:value-type="float" office:value="793915" table:style-name="ce3">
            <text:p>793,915</text:p>
          </table:table-cell>
          <table:table-cell office:value-type="float" office:value="11970107" table:style-name="ce3">
            <text:p>11,970,1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義華酒店</text:p>
          </table:table-cell>
          <table:covered-table-cell table:number-columns-repeated="4"/>
          <table:table-cell office:value-type="string" office:string-value="義華酒店" table:formula="of:=SUBSTITUTE([.A45];&quot;*&quot;;&quot;&quot;)" table:style-name="ce5">
            <text:p>義華酒店</text:p>
          </table:table-cell>
          <table:table-cell office:value-type="string" table:style-name="ce5">
            <text:p>Taipei</text:p>
          </table:table-cell>
          <table:table-cell office:value-type="float" office:value="149" table:style-name="ce3">
            <text:p>149</text:p>
          </table:table-cell>
          <table:table-cell office:value-type="float" office:value="1555" table:number-columns-spanned="2" table:number-rows-spanned="1" table:style-name="ce7">
            <text:p>1,555</text:p>
          </table:table-cell>
          <table:covered-table-cell/>
          <table:table-cell office:value-type="percentage" office:value="0.33665295518510502" table:style-name="ce4">
            <text:p>33.67%</text:p>
          </table:table-cell>
          <table:table-cell office:value-type="float" office:value="4038" table:number-columns-spanned="2" table:number-rows-spanned="1" table:style-name="ce7">
            <text:p>4,038</text:p>
          </table:table-cell>
          <table:covered-table-cell/>
          <table:table-cell office:value-type="float" office:value="6279090" table:style-name="ce3">
            <text:p>6,279,090</text:p>
          </table:table-cell>
          <table:table-cell office:value-type="float" office:value="185446" table:style-name="ce3">
            <text:p>185,446</text:p>
          </table:table-cell>
          <table:table-cell office:value-type="float" office:value="8203685" table:style-name="ce3">
            <text:p>8,203,68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園大飯店</text:p>
          </table:table-cell>
          <table:covered-table-cell table:number-columns-repeated="4"/>
          <table:table-cell office:value-type="string" office:string-value="華園大飯店" table:formula="of:=SUBSTITUTE([.A46];&quot;*&quot;;&quot;&quot;)" table:style-name="ce5">
            <text:p>華園大飯店</text:p>
          </table:table-cell>
          <table:table-cell office:value-type="string" table:style-name="ce5">
            <text:p>Kaohsiung</text:p>
          </table:table-cell>
          <table:table-cell office:value-type="float" office:value="269" table:style-name="ce3">
            <text:p>269</text:p>
          </table:table-cell>
          <table:table-cell office:value-type="float" office:value="5939" table:number-columns-spanned="2" table:number-rows-spanned="1" table:style-name="ce7">
            <text:p>5,939</text:p>
          </table:table-cell>
          <table:covered-table-cell/>
          <table:table-cell office:value-type="percentage" office:value="0.7121957069192949" table:style-name="ce4">
            <text:p>71.22%</text:p>
          </table:table-cell>
          <table:table-cell office:value-type="float" office:value="1475.510018521637" table:number-columns-spanned="2" table:number-rows-spanned="1" table:style-name="ce7">
            <text:p>1,476</text:p>
          </table:table-cell>
          <table:covered-table-cell/>
          <table:table-cell office:value-type="float" office:value="8763054" table:style-name="ce3">
            <text:p>8,763,054</text:p>
          </table:table-cell>
          <table:table-cell office:value-type="float" office:value="5315475" table:style-name="ce3">
            <text:p>5,315,475</text:p>
          </table:table-cell>
          <table:table-cell office:value-type="float" office:value="14840807" table:style-name="ce3">
            <text:p>14,840,8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王大飯店</text:p>
          </table:table-cell>
          <table:covered-table-cell table:number-columns-repeated="4"/>
          <table:table-cell office:value-type="string" office:string-value="華王大飯店" table:formula="of:=SUBSTITUTE([.A47];&quot;*&quot;;&quot;&quot;)" table:style-name="ce5">
            <text:p>華王大飯店</text:p>
          </table:table-cell>
          <table:table-cell office:value-type="string" table:style-name="ce5">
            <text:p>Kaohsiung</text:p>
          </table:table-cell>
          <table:table-cell office:value-type="float" office:value="297" table:style-name="ce3">
            <text:p>297</text:p>
          </table:table-cell>
          <table:table-cell office:value-type="float" office:value="2087" table:number-columns-spanned="2" table:number-rows-spanned="1" table:style-name="ce7">
            <text:p>2,087</text:p>
          </table:table-cell>
          <table:covered-table-cell/>
          <table:table-cell office:value-type="percentage" office:value="0.2266753557076138" table:style-name="ce4">
            <text:p>22.67%</text:p>
          </table:table-cell>
          <table:table-cell office:value-type="float" office:value="1594.819357930043" table:number-columns-spanned="2" table:number-rows-spanned="1" table:style-name="ce7">
            <text:p>1,595</text:p>
          </table:table-cell>
          <table:covered-table-cell/>
          <table:table-cell office:value-type="float" office:value="3328388" table:style-name="ce3">
            <text:p>3,328,388</text:p>
          </table:table-cell>
          <table:table-cell office:value-type="float" office:value="921605" table:style-name="ce3">
            <text:p>921,605</text:p>
          </table:table-cell>
          <table:table-cell office:value-type="float" office:value="4282261" table:style-name="ce3">
            <text:p>4,282,2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8];&quot;*&quot;;&quot;&quot;)" table:style-name="ce5">
            <text:p>高雄國賓大飯店</text:p>
          </table:table-cell>
          <table:table-cell office:value-type="string" table:style-name="ce5">
            <text:p>Kaohsiung</text:p>
          </table:table-cell>
          <table:table-cell office:value-type="float" office:value="453" table:style-name="ce3">
            <text:p>453</text:p>
          </table:table-cell>
          <table:table-cell office:value-type="float" office:value="11724" table:number-columns-spanned="2" table:number-rows-spanned="1" table:style-name="ce7">
            <text:p>11,724</text:p>
          </table:table-cell>
          <table:covered-table-cell/>
          <table:table-cell office:value-type="percentage" office:value="0.83486434522537922" table:style-name="ce4">
            <text:p>83.49%</text:p>
          </table:table-cell>
          <table:table-cell office:value-type="float" office:value="2052.3558512453092" table:number-columns-spanned="2" table:number-rows-spanned="1" table:style-name="ce7">
            <text:p>2,052</text:p>
          </table:table-cell>
          <table:covered-table-cell/>
          <table:table-cell office:value-type="float" office:value="24061820" table:style-name="ce3">
            <text:p>24,061,820</text:p>
          </table:table-cell>
          <table:table-cell office:value-type="float" office:value="39826675" table:style-name="ce3">
            <text:p>39,826,675</text:p>
          </table:table-cell>
          <table:table-cell office:value-type="float" office:value="66090581" table:style-name="ce3">
            <text:p>66,090,5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漢來大飯店</text:p>
          </table:table-cell>
          <table:covered-table-cell table:number-columns-repeated="4"/>
          <table:table-cell office:value-type="string" office:string-value="漢來大飯店" table:formula="of:=SUBSTITUTE([.A49];&quot;*&quot;;&quot;&quot;)" table:style-name="ce5">
            <text:p>漢來大飯店</text:p>
          </table:table-cell>
          <table:table-cell office:value-type="string" table:style-name="ce5">
            <text:p>Kaohsiung</text:p>
          </table:table-cell>
          <table:table-cell office:value-type="float" office:value="535" table:style-name="ce3">
            <text:p>535</text:p>
          </table:table-cell>
          <table:table-cell office:value-type="float" office:value="13517" table:number-columns-spanned="2" table:number-rows-spanned="1" table:style-name="ce7">
            <text:p>13,517</text:p>
          </table:table-cell>
          <table:covered-table-cell/>
          <table:table-cell office:value-type="percentage" office:value="0.81501356647573109" table:style-name="ce4">
            <text:p>81.50%</text:p>
          </table:table-cell>
          <table:table-cell office:value-type="float" office:value="2893.9269068580311" table:number-columns-spanned="2" table:number-rows-spanned="1" table:style-name="ce7">
            <text:p>2,894</text:p>
          </table:table-cell>
          <table:covered-table-cell/>
          <table:table-cell office:value-type="float" office:value="39117210" table:style-name="ce3">
            <text:p>39,117,210</text:p>
          </table:table-cell>
          <table:table-cell office:value-type="float" office:value="61463288" table:style-name="ce3">
            <text:p>61,463,288</text:p>
          </table:table-cell>
          <table:table-cell office:value-type="float" office:value="114749150" table:style-name="ce3">
            <text:p>114,749,15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50];&quot;*&quot;;&quot;&quot;)" table:style-name="ce5">
            <text:p>高雄福華大飯店</text:p>
          </table:table-cell>
          <table:table-cell office:value-type="string" table:style-name="ce5">
            <text:p>Kaohsiung</text:p>
          </table:table-cell>
          <table:table-cell office:value-type="float" office:value="271" table:style-name="ce3">
            <text:p>271</text:p>
          </table:table-cell>
          <table:table-cell office:value-type="float" office:value="6681" table:number-columns-spanned="2" table:number-rows-spanned="1" table:style-name="ce7">
            <text:p>6,681</text:p>
          </table:table-cell>
          <table:covered-table-cell/>
          <table:table-cell office:value-type="percentage" office:value="0.79526246875371975" table:style-name="ce4">
            <text:p>79.53%</text:p>
          </table:table-cell>
          <table:table-cell office:value-type="float" office:value="2269.9890734919918" table:number-columns-spanned="2" table:number-rows-spanned="1" table:style-name="ce7">
            <text:p>2,270</text:p>
          </table:table-cell>
          <table:covered-table-cell/>
          <table:table-cell office:value-type="float" office:value="15165797" table:style-name="ce3">
            <text:p>15,165,797</text:p>
          </table:table-cell>
          <table:table-cell office:value-type="float" office:value="23453058" table:style-name="ce3">
            <text:p>23,453,058</text:p>
          </table:table-cell>
          <table:table-cell office:value-type="float" office:value="42518437" table:style-name="ce3">
            <text:p>42,518,4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51];&quot;*&quot;;&quot;&quot;)" table:style-name="ce5">
            <text:p>寒軒國際大飯店</text:p>
          </table:table-cell>
          <table:table-cell office:value-type="string" table:style-name="ce5">
            <text:p>Kaohsiung</text:p>
          </table:table-cell>
          <table:table-cell office:value-type="float" office:value="380" table:style-name="ce3">
            <text:p>380</text:p>
          </table:table-cell>
          <table:table-cell office:value-type="float" office:value="7642" table:number-columns-spanned="2" table:number-rows-spanned="1" table:style-name="ce7">
            <text:p>7,642</text:p>
          </table:table-cell>
          <table:covered-table-cell/>
          <table:table-cell office:value-type="percentage" office:value="0.64872665534804752" table:style-name="ce4">
            <text:p>64.87%</text:p>
          </table:table-cell>
          <table:table-cell office:value-type="float" office:value="1943.276105731484" table:number-columns-spanned="2" table:number-rows-spanned="1" table:style-name="ce7">
            <text:p>1,943</text:p>
          </table:table-cell>
          <table:covered-table-cell/>
          <table:table-cell office:value-type="float" office:value="14850516" table:style-name="ce3">
            <text:p>14,850,516</text:p>
          </table:table-cell>
          <table:table-cell office:value-type="float" office:value="18879307" table:style-name="ce3">
            <text:p>18,879,307</text:p>
          </table:table-cell>
          <table:table-cell office:value-type="float" office:value="34799514" table:style-name="ce3">
            <text:p>34,799,5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麗尊大酒店</text:p>
          </table:table-cell>
          <table:covered-table-cell table:number-columns-repeated="4"/>
          <table:table-cell office:value-type="string" office:string-value="麗尊大酒店" table:formula="of:=SUBSTITUTE([.A52];&quot;*&quot;;&quot;&quot;)" table:style-name="ce5">
            <text:p>麗尊大酒店</text:p>
          </table:table-cell>
          <table:table-cell office:value-type="string" table:style-name="ce5">
            <text:p>Kaohsiung</text:p>
          </table:table-cell>
          <table:table-cell office:value-type="float" office:value="198" table:style-name="ce3">
            <text:p>198</text:p>
          </table:table-cell>
          <table:table-cell office:value-type="float" office:value="3836" table:number-columns-spanned="2" table:number-rows-spanned="1" table:style-name="ce7">
            <text:p>3,836</text:p>
          </table:table-cell>
          <table:covered-table-cell/>
          <table:table-cell office:value-type="percentage" office:value="0.62495927012056041" table:style-name="ce4">
            <text:p>62.50%</text:p>
          </table:table-cell>
          <table:table-cell office:value-type="float" office:value="2175.14181438999" table:number-columns-spanned="2" table:number-rows-spanned="1" table:style-name="ce7">
            <text:p>2,175</text:p>
          </table:table-cell>
          <table:covered-table-cell/>
          <table:table-cell office:value-type="float" office:value="8343844" table:style-name="ce3">
            <text:p>8,343,844</text:p>
          </table:table-cell>
          <table:table-cell office:value-type="float" office:value="18893656" table:style-name="ce3">
            <text:p>18,893,656</text:p>
          </table:table-cell>
          <table:table-cell office:value-type="float" office:value="28421566" table:style-name="ce3">
            <text:p>28,421,5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3];&quot;*&quot;;&quot;&quot;)" table:style-name="ce5">
            <text:p>義大皇家酒店</text:p>
          </table:table-cell>
          <table:table-cell office:value-type="string" table:style-name="ce5">
            <text:p>Kaohsiung</text:p>
          </table:table-cell>
          <table:table-cell office:value-type="float" office:value="656" table:style-name="ce3">
            <text:p>656</text:p>
          </table:table-cell>
          <table:table-cell office:value-type="float" office:value="11106" table:number-columns-spanned="2" table:number-rows-spanned="1" table:style-name="ce7">
            <text:p>11,106</text:p>
          </table:table-cell>
          <table:covered-table-cell/>
          <table:table-cell office:value-type="percentage" office:value="0.54612509834775769" table:style-name="ce4">
            <text:p>54.61%</text:p>
          </table:table-cell>
          <table:table-cell office:value-type="float" office:value="2817" table:number-columns-spanned="2" table:number-rows-spanned="1" table:style-name="ce7">
            <text:p>2,817</text:p>
          </table:table-cell>
          <table:covered-table-cell/>
          <table:table-cell office:value-type="float" office:value="31285602" table:style-name="ce3">
            <text:p>31,285,602</text:p>
          </table:table-cell>
          <table:table-cell office:value-type="float" office:value="21395027" table:style-name="ce3">
            <text:p>21,395,027</text:p>
          </table:table-cell>
          <table:table-cell office:value-type="float" office:value="55772308" table:style-name="ce3">
            <text:p>55,772,3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4];&quot;*&quot;;&quot;&quot;)" table:style-name="ce5">
            <text:p>福容大飯店 高雄</text:p>
          </table:table-cell>
          <table:table-cell office:value-type="string" table:style-name="ce5">
            <text:p>Kaohsiung</text:p>
          </table:table-cell>
          <table:table-cell office:value-type="float" office:value="250" table:style-name="ce3">
            <text:p>250</text:p>
          </table:table-cell>
          <table:table-cell office:value-type="float" office:value="5671" table:number-columns-spanned="2" table:number-rows-spanned="1" table:style-name="ce7">
            <text:p>5,671</text:p>
          </table:table-cell>
          <table:covered-table-cell/>
          <table:table-cell office:value-type="percentage" office:value="0.73174193548387101" table:style-name="ce4">
            <text:p>73.17%</text:p>
          </table:table-cell>
          <table:table-cell office:value-type="float" office:value="1703.9910068770939" table:number-columns-spanned="2" table:number-rows-spanned="1" table:style-name="ce7">
            <text:p>1,704</text:p>
          </table:table-cell>
          <table:covered-table-cell/>
          <table:table-cell office:value-type="float" office:value="9663333" table:style-name="ce3">
            <text:p>9,663,333</text:p>
          </table:table-cell>
          <table:table-cell office:value-type="float" office:value="302908" table:style-name="ce3">
            <text:p>302,908</text:p>
          </table:table-cell>
          <table:table-cell office:value-type="float" office:value="9986770" table:style-name="ce3">
            <text:p>9,986,7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5];&quot;*&quot;;&quot;&quot;)" table:style-name="ce5">
            <text:p>晶英國際行館</text:p>
          </table:table-cell>
          <table:table-cell office:value-type="string" table:style-name="ce5">
            <text:p>Kaohsiung</text:p>
          </table:table-cell>
          <table:table-cell office:value-type="float" office:value="147" table:style-name="ce3">
            <text:p>147</text:p>
          </table:table-cell>
          <table:table-cell office:value-type="float" office:value="1749" table:number-columns-spanned="2" table:number-rows-spanned="1" table:style-name="ce7">
            <text:p>1,749</text:p>
          </table:table-cell>
          <table:covered-table-cell/>
          <table:table-cell office:value-type="percentage" office:value="0.38380513495720869" table:style-name="ce4">
            <text:p>38.38%</text:p>
          </table:table-cell>
          <table:table-cell office:value-type="float" office:value="6026.1629502572896" table:number-columns-spanned="2" table:number-rows-spanned="1" table:style-name="ce7">
            <text:p>6,026</text:p>
          </table:table-cell>
          <table:covered-table-cell/>
          <table:table-cell office:value-type="float" office:value="10539759" table:style-name="ce3">
            <text:p>10,539,759</text:p>
          </table:table-cell>
          <table:table-cell office:value-type="float" office:value="12920647" table:style-name="ce3">
            <text:p>12,920,647</text:p>
          </table:table-cell>
          <table:table-cell office:value-type="float" office:value="26592603" table:style-name="ce3">
            <text:p>26,592,6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全國大飯店</text:p>
          </table:table-cell>
          <table:covered-table-cell table:number-columns-repeated="4"/>
          <table:table-cell office:value-type="string" office:string-value="全國大飯店" table:formula="of:=SUBSTITUTE([.A56];&quot;*&quot;;&quot;&quot;)" table:style-name="ce5">
            <text:p>全國大飯店</text:p>
          </table:table-cell>
          <table:table-cell office:value-type="string" table:style-name="ce5">
            <text:p>Taichung</text:p>
          </table:table-cell>
          <table:table-cell office:value-type="float" office:value="178" table:style-name="ce3">
            <text:p>178</text:p>
          </table:table-cell>
          <table:table-cell office:value-type="float" office:value="3895" table:number-columns-spanned="2" table:number-rows-spanned="1" table:style-name="ce7">
            <text:p>3,895</text:p>
          </table:table-cell>
          <table:covered-table-cell/>
          <table:table-cell office:value-type="percentage" office:value="0.70587169264226168" table:style-name="ce4">
            <text:p>70.59%</text:p>
          </table:table-cell>
          <table:table-cell office:value-type="float" office:value="2132.273427471117" table:number-columns-spanned="2" table:number-rows-spanned="1" table:style-name="ce7">
            <text:p>2,132</text:p>
          </table:table-cell>
          <table:covered-table-cell/>
          <table:table-cell office:value-type="float" office:value="8305205" table:style-name="ce3">
            <text:p>8,305,205</text:p>
          </table:table-cell>
          <table:table-cell office:value-type="float" office:value="15244780" table:style-name="ce3">
            <text:p>15,244,780</text:p>
          </table:table-cell>
          <table:table-cell office:value-type="float" office:value="25815752" table:style-name="ce3">
            <text:p>25,815,7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7];&quot;*&quot;;&quot;&quot;)" table:style-name="ce5">
            <text:p>長榮桂冠酒店(台中)</text:p>
          </table:table-cell>
          <table:table-cell office:value-type="string" table:style-name="ce5">
            <text:p>Taichung</text:p>
          </table:table-cell>
          <table:table-cell office:value-type="float" office:value="354" table:style-name="ce3">
            <text:p>354</text:p>
          </table:table-cell>
          <table:table-cell office:value-type="float" office:value="8610" table:number-columns-spanned="2" table:number-rows-spanned="1" table:style-name="ce7">
            <text:p>8,610</text:p>
          </table:table-cell>
          <table:covered-table-cell/>
          <table:table-cell office:value-type="percentage" office:value="0.78458173865500269" table:style-name="ce4">
            <text:p>78.46%</text:p>
          </table:table-cell>
          <table:table-cell office:value-type="float" office:value="2507.4318234610919" table:number-columns-spanned="2" table:number-rows-spanned="1" table:style-name="ce7">
            <text:p>2,507</text:p>
          </table:table-cell>
          <table:covered-table-cell/>
          <table:table-cell office:value-type="float" office:value="21588988" table:style-name="ce3">
            <text:p>21,588,988</text:p>
          </table:table-cell>
          <table:table-cell office:value-type="float" office:value="24620209" table:style-name="ce3">
            <text:p>24,620,209</text:p>
          </table:table-cell>
          <table:table-cell office:value-type="float" office:value="56638793" table:style-name="ce3">
            <text:p>56,638,7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8];&quot;*&quot;;&quot;&quot;)" table:style-name="ce5">
            <text:p>台中福華大飯店</text:p>
          </table:table-cell>
          <table:table-cell office:value-type="string" table:style-name="ce5">
            <text:p>Taichung</text:p>
          </table:table-cell>
          <table:table-cell office:value-type="float" office:value="155" table:style-name="ce3">
            <text:p>155</text:p>
          </table:table-cell>
          <table:table-cell office:value-type="float" office:value="3593" table:number-columns-spanned="2" table:number-rows-spanned="1" table:style-name="ce7">
            <text:p>3,593</text:p>
          </table:table-cell>
          <table:covered-table-cell/>
          <table:table-cell office:value-type="percentage" office:value="0.74776274713839752" table:style-name="ce4">
            <text:p>74.78%</text:p>
          </table:table-cell>
          <table:table-cell office:value-type="float" office:value="2470.858057333704" table:number-columns-spanned="2" table:number-rows-spanned="1" table:style-name="ce7">
            <text:p>2,471</text:p>
          </table:table-cell>
          <table:covered-table-cell/>
          <table:table-cell office:value-type="float" office:value="8877793" table:style-name="ce3">
            <text:p>8,877,793</text:p>
          </table:table-cell>
          <table:table-cell office:value-type="float" office:value="11834533" table:style-name="ce3">
            <text:p>11,834,533</text:p>
          </table:table-cell>
          <table:table-cell office:value-type="float" office:value="23787726" table:style-name="ce3">
            <text:p>23,787,7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59];&quot;*&quot;;&quot;&quot;)" table:style-name="ce5">
            <text:p>台中金典酒店</text:p>
          </table:table-cell>
          <table:table-cell office:value-type="string" table:style-name="ce5">
            <text:p>Taichung</text:p>
          </table:table-cell>
          <table:table-cell office:value-type="float" office:value="222" table:style-name="ce3">
            <text:p>222</text:p>
          </table:table-cell>
          <table:table-cell office:value-type="float" office:value="5027" table:number-columns-spanned="2" table:number-rows-spanned="1" table:style-name="ce7">
            <text:p>5,027</text:p>
          </table:table-cell>
          <table:covered-table-cell/>
          <table:table-cell office:value-type="percentage" office:value="0.73045626271432718" table:style-name="ce4">
            <text:p>73.05%</text:p>
          </table:table-cell>
          <table:table-cell office:value-type="float" office:value="3118.329818977521" table:number-columns-spanned="2" table:number-rows-spanned="1" table:style-name="ce7">
            <text:p>3,118</text:p>
          </table:table-cell>
          <table:covered-table-cell/>
          <table:table-cell office:value-type="float" office:value="15675844" table:style-name="ce3">
            <text:p>15,675,844</text:p>
          </table:table-cell>
          <table:table-cell office:value-type="float" office:value="19262026" table:style-name="ce3">
            <text:p>19,262,026</text:p>
          </table:table-cell>
          <table:table-cell office:value-type="float" office:value="62884172" table:style-name="ce3">
            <text:p>62,884,1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60];&quot;*&quot;;&quot;&quot;)" table:style-name="ce5">
            <text:p>海灣藝術酒店</text:p>
          </table:table-cell>
          <table:table-cell office:value-type="string" table:style-name="ce5">
            <text:p>Taichung</text:p>
          </table:table-cell>
          <table:table-cell office:value-type="float" office:value="226" table:style-name="ce3">
            <text:p>226</text:p>
          </table:table-cell>
          <table:table-cell office:value-type="float" office:value="2176" table:number-columns-spanned="2" table:number-rows-spanned="1" table:style-name="ce7">
            <text:p>2,176</text:p>
          </table:table-cell>
          <table:covered-table-cell/>
          <table:table-cell office:value-type="percentage" office:value="0.31059092206679989" table:style-name="ce4">
            <text:p>31.06%</text:p>
          </table:table-cell>
          <table:table-cell office:value-type="float" office:value="1920.6024816176471" table:number-columns-spanned="2" table:number-rows-spanned="1" table:style-name="ce7">
            <text:p>1,921</text:p>
          </table:table-cell>
          <table:covered-table-cell/>
          <table:table-cell office:value-type="float" office:value="4179231" table:style-name="ce3">
            <text:p>4,179,231</text:p>
          </table:table-cell>
          <table:table-cell office:value-type="float" office:value="810563" table:style-name="ce3">
            <text:p>810,563</text:p>
          </table:table-cell>
          <table:table-cell office:value-type="float" office:value="5005399" table:style-name="ce3">
            <text:p>5,005,3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61];&quot;*&quot;;&quot;&quot;)" table:style-name="ce5">
            <text:p>裕元花園酒店</text:p>
          </table:table-cell>
          <table:table-cell office:value-type="string" table:style-name="ce5">
            <text:p>Taichung</text:p>
          </table:table-cell>
          <table:table-cell office:value-type="float" office:value="149" table:style-name="ce3">
            <text:p>149</text:p>
          </table:table-cell>
          <table:table-cell office:value-type="float" office:value="3949" table:number-columns-spanned="2" table:number-rows-spanned="1" table:style-name="ce7">
            <text:p>3,949</text:p>
          </table:table-cell>
          <table:covered-table-cell/>
          <table:table-cell office:value-type="percentage" office:value="0.85494695821606403" table:style-name="ce4">
            <text:p>85.49%</text:p>
          </table:table-cell>
          <table:table-cell office:value-type="float" office:value="3300.9934160546968" table:number-columns-spanned="2" table:number-rows-spanned="1" table:style-name="ce7">
            <text:p>3,301</text:p>
          </table:table-cell>
          <table:covered-table-cell/>
          <table:table-cell office:value-type="float" office:value="13035623" table:style-name="ce3">
            <text:p>13,035,623</text:p>
          </table:table-cell>
          <table:table-cell office:value-type="float" office:value="27421480" table:style-name="ce3">
            <text:p>27,421,480</text:p>
          </table:table-cell>
          <table:table-cell office:value-type="float" office:value="45806191" table:style-name="ce3">
            <text:p>45,806,1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中港酒店</text:p>
          </table:table-cell>
          <table:covered-table-cell table:number-columns-repeated="4"/>
          <table:table-cell office:value-type="string" office:string-value="台中港酒店" table:formula="of:=SUBSTITUTE([.A62];&quot;*&quot;;&quot;&quot;)" table:style-name="ce5">
            <text:p>台中港酒店</text:p>
          </table:table-cell>
          <table:table-cell office:value-type="string" table:style-name="ce5">
            <text:p>Taichung</text:p>
          </table:table-cell>
          <table:table-cell office:value-type="float" office:value="200" table:style-name="ce3">
            <text:p>200</text:p>
          </table:table-cell>
          <table:table-cell office:value-type="float" office:value="3563" table:number-columns-spanned="2" table:number-rows-spanned="1" table:style-name="ce7">
            <text:p>3,563</text:p>
          </table:table-cell>
          <table:covered-table-cell/>
          <table:table-cell office:value-type="percentage" office:value="0.57467741935483874" table:style-name="ce4">
            <text:p>57.47%</text:p>
          </table:table-cell>
          <table:table-cell office:value-type="float" office:value="2696.5433623351109" table:number-columns-spanned="2" table:number-rows-spanned="1" table:style-name="ce7">
            <text:p>2,697</text:p>
          </table:table-cell>
          <table:covered-table-cell/>
          <table:table-cell office:value-type="float" office:value="9607784" table:style-name="ce3">
            <text:p>9,607,784</text:p>
          </table:table-cell>
          <table:table-cell office:value-type="float" office:value="2450572" table:style-name="ce3">
            <text:p>2,450,572</text:p>
          </table:table-cell>
          <table:table-cell office:value-type="float" office:value="12900571" table:style-name="ce3">
            <text:p>12,900,5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3];&quot;*&quot;;&quot;&quot;)" table:style-name="ce5">
            <text:p>花蓮亞士都飯店</text:p>
          </table:table-cell>
          <table:table-cell office:value-type="string" table:style-name="ce5">
            <text:p>Hualien</text:p>
          </table:table-cell>
          <table:table-cell office:value-type="float" office:value="167" table:style-name="ce3">
            <text:p>167</text:p>
          </table:table-cell>
          <table:table-cell office:value-type="float" office:value="2021" table:number-columns-spanned="2" table:number-rows-spanned="1" table:style-name="ce7">
            <text:p>2,021</text:p>
          </table:table-cell>
          <table:covered-table-cell/>
          <table:table-cell office:value-type="percentage" office:value="0.39038052926405248" table:style-name="ce4">
            <text:p>39.04%</text:p>
          </table:table-cell>
          <table:table-cell office:value-type="float" office:value="1311.232063334983" table:number-columns-spanned="2" table:number-rows-spanned="1" table:style-name="ce7">
            <text:p>1,311</text:p>
          </table:table-cell>
          <table:covered-table-cell/>
          <table:table-cell office:value-type="float" office:value="2650000" table:style-name="ce3">
            <text:p>2,650,000</text:p>
          </table:table-cell>
          <table:table-cell office:value-type="float" office:value="1232565" table:style-name="ce3">
            <text:p>1,232,565</text:p>
          </table:table-cell>
          <table:table-cell office:value-type="float" office:value="3904430" table:style-name="ce3">
            <text:p>3,904,4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4];&quot;*&quot;;&quot;&quot;)" table:style-name="ce5">
            <text:p>花蓮翰品酒店</text:p>
          </table:table-cell>
          <table:table-cell office:value-type="string" table:style-name="ce5">
            <text:p>Hualien</text:p>
          </table:table-cell>
          <table:table-cell office:value-type="float" office:value="197" table:style-name="ce3">
            <text:p>197</text:p>
          </table:table-cell>
          <table:table-cell office:value-type="float" office:value="4309" table:number-columns-spanned="2" table:number-rows-spanned="1" table:style-name="ce7">
            <text:p>4,309</text:p>
          </table:table-cell>
          <table:covered-table-cell/>
          <table:table-cell office:value-type="percentage" office:value="0.70558375634517767" table:style-name="ce4">
            <text:p>70.56%</text:p>
          </table:table-cell>
          <table:table-cell office:value-type="float" office:value="2434.1004873520542" table:number-columns-spanned="2" table:number-rows-spanned="1" table:style-name="ce7">
            <text:p>2,434</text:p>
          </table:table-cell>
          <table:covered-table-cell/>
          <table:table-cell office:value-type="float" office:value="10488539" table:style-name="ce3">
            <text:p>10,488,539</text:p>
          </table:table-cell>
          <table:table-cell office:value-type="float" office:value="10090707" table:style-name="ce3">
            <text:p>10,090,707</text:p>
          </table:table-cell>
          <table:table-cell office:value-type="float" office:value="21390420" table:style-name="ce3">
            <text:p>21,390,4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侖大飯店</text:p>
          </table:table-cell>
          <table:covered-table-cell table:number-columns-repeated="4"/>
          <table:table-cell office:value-type="string" office:string-value="美侖大飯店" table:formula="of:=SUBSTITUTE([.A65];&quot;*&quot;;&quot;&quot;)" table:style-name="ce5">
            <text:p>美侖大飯店</text:p>
          </table:table-cell>
          <table:table-cell office:value-type="string" table:style-name="ce5">
            <text:p>Hualien</text:p>
          </table:table-cell>
          <table:table-cell office:value-type="float" office:value="343" table:style-name="ce3">
            <text:p>343</text:p>
          </table:table-cell>
          <table:table-cell office:value-type="float" office:value="6599" table:number-columns-spanned="2" table:number-rows-spanned="1" table:style-name="ce7">
            <text:p>6,599</text:p>
          </table:table-cell>
          <table:covered-table-cell/>
          <table:table-cell office:value-type="percentage" office:value="0.62061506630301888" table:style-name="ce4">
            <text:p>62.06%</text:p>
          </table:table-cell>
          <table:table-cell office:value-type="float" office:value="2265.8467949689348" table:number-columns-spanned="2" table:number-rows-spanned="1" table:style-name="ce7">
            <text:p>2,266</text:p>
          </table:table-cell>
          <table:covered-table-cell/>
          <table:table-cell office:value-type="float" office:value="14952323" table:style-name="ce3">
            <text:p>14,952,323</text:p>
          </table:table-cell>
          <table:table-cell office:value-type="float" office:value="12329605" table:style-name="ce3">
            <text:p>12,329,605</text:p>
          </table:table-cell>
          <table:table-cell office:value-type="float" office:value="28611876" table:style-name="ce3">
            <text:p>28,611,8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6];&quot;*&quot;;&quot;&quot;)" table:style-name="ce5">
            <text:p>遠雄悅來大飯店</text:p>
          </table:table-cell>
          <table:table-cell office:value-type="string" table:style-name="ce5">
            <text:p>Hualien</text:p>
          </table:table-cell>
          <table:table-cell office:value-type="float" office:value="381" table:style-name="ce3">
            <text:p>381</text:p>
          </table:table-cell>
          <table:table-cell office:value-type="float" office:value="5953" table:number-columns-spanned="2" table:number-rows-spanned="1" table:style-name="ce7">
            <text:p>5,953</text:p>
          </table:table-cell>
          <table:covered-table-cell/>
          <table:table-cell office:value-type="percentage" office:value="0.50402167471001613" table:style-name="ce4">
            <text:p>50.40%</text:p>
          </table:table-cell>
          <table:table-cell office:value-type="float" office:value="3262.8901394254999" table:number-columns-spanned="2" table:number-rows-spanned="1" table:style-name="ce7">
            <text:p>3,263</text:p>
          </table:table-cell>
          <table:covered-table-cell/>
          <table:table-cell office:value-type="float" office:value="19423985" table:style-name="ce3">
            <text:p>19,423,985</text:p>
          </table:table-cell>
          <table:table-cell office:value-type="float" office:value="13058602" table:style-name="ce3">
            <text:p>13,058,602</text:p>
          </table:table-cell>
          <table:table-cell office:value-type="float" office:value="38381184" table:style-name="ce3">
            <text:p>38,381,18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7];&quot;*&quot;;&quot;&quot;)" table:style-name="ce5">
            <text:p>瑞穗天合國際觀光酒店</text:p>
          </table:table-cell>
          <table:table-cell office:value-type="string" table:style-name="ce5">
            <text:p>Hualien</text:p>
          </table:table-cell>
          <table:table-cell office:value-type="float" office:value="198" table:style-name="ce3">
            <text:p>198</text:p>
          </table:table-cell>
          <table:table-cell office:value-type="float" office:value="3545" table:number-columns-spanned="2" table:number-rows-spanned="1" table:style-name="ce7">
            <text:p>3,545</text:p>
          </table:table-cell>
          <table:covered-table-cell/>
          <table:table-cell office:value-type="percentage" office:value="0.57754969045291626" table:style-name="ce4">
            <text:p>57.75%</text:p>
          </table:table-cell>
          <table:table-cell office:value-type="float" office:value="7552.8101551480959" table:number-columns-spanned="2" table:number-rows-spanned="1" table:style-name="ce7">
            <text:p>7,553</text:p>
          </table:table-cell>
          <table:covered-table-cell/>
          <table:table-cell office:value-type="float" office:value="26774712" table:style-name="ce3">
            <text:p>26,774,712</text:p>
          </table:table-cell>
          <table:table-cell office:value-type="float" office:value="12044156" table:style-name="ce3">
            <text:p>12,044,156</text:p>
          </table:table-cell>
          <table:table-cell office:value-type="float" office:value="43962698" table:style-name="ce3">
            <text:p>43,962,6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悅國際飯店</text:p>
          </table:table-cell>
          <table:covered-table-cell table:number-columns-repeated="4"/>
          <table:table-cell office:value-type="string" office:string-value="晶悅國際飯店" table:formula="of:=SUBSTITUTE([.A68];&quot;*&quot;;&quot;&quot;)" table:style-name="ce5">
            <text:p>晶悅國際飯店</text:p>
          </table:table-cell>
          <table:table-cell office:value-type="string" table:style-name="ce5">
            <text:p>Taoyuan-Hsinchu-Miaoli</text:p>
          </table:table-cell>
          <table:table-cell office:value-type="float" office:value="388" table:style-name="ce3">
            <text:p>388</text:p>
          </table:table-cell>
          <table:table-cell office:value-type="float" office:value="7590" table:number-columns-spanned="2" table:number-rows-spanned="1" table:style-name="ce7">
            <text:p>7,590</text:p>
          </table:table-cell>
          <table:covered-table-cell/>
          <table:table-cell office:value-type="percentage" office:value="0.6310276022613901" table:style-name="ce4">
            <text:p>63.10%</text:p>
          </table:table-cell>
          <table:table-cell office:value-type="float" office:value="1753.3" table:number-columns-spanned="2" table:number-rows-spanned="1" table:style-name="ce7">
            <text:p>1,753</text:p>
          </table:table-cell>
          <table:covered-table-cell/>
          <table:table-cell office:value-type="float" office:value="13307547" table:style-name="ce3">
            <text:p>13,307,547</text:p>
          </table:table-cell>
          <table:table-cell office:value-type="float" office:value="7301411" table:style-name="ce3">
            <text:p>7,301,411</text:p>
          </table:table-cell>
          <table:table-cell office:value-type="float" office:value="21945188" table:style-name="ce3">
            <text:p>21,945,1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69];&quot;*&quot;;&quot;&quot;)" table:style-name="ce5">
            <text:p>尊爵天際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0" table:style-name="ce3">
            <text:p>250</text:p>
          </table:table-cell>
          <table:table-cell office:value-type="float" office:value="6648" table:number-columns-spanned="2" table:number-rows-spanned="1" table:style-name="ce7">
            <text:p>6,648</text:p>
          </table:table-cell>
          <table:covered-table-cell/>
          <table:table-cell office:value-type="percentage" office:value="0.85780645161290325" table:style-name="ce4">
            <text:p>85.78%</text:p>
          </table:table-cell>
          <table:table-cell office:value-type="float" office:value="2234.0673886883269" table:number-columns-spanned="2" table:number-rows-spanned="1" table:style-name="ce7">
            <text:p>2,234</text:p>
          </table:table-cell>
          <table:covered-table-cell/>
          <table:table-cell office:value-type="float" office:value="14852080" table:style-name="ce3">
            <text:p>14,852,080</text:p>
          </table:table-cell>
          <table:table-cell office:value-type="float" office:value="28385814" table:style-name="ce3">
            <text:p>28,385,814</text:p>
          </table:table-cell>
          <table:table-cell office:value-type="float" office:value="43710180" table:style-name="ce3">
            <text:p>43,710,1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70];&quot;*&quot;;&quot;&quot;)" table:style-name="ce5">
            <text:p>南方莊園渡假飯店</text:p>
          </table:table-cell>
          <table:table-cell office:value-type="string" table:style-name="ce5">
            <text:p>Taoyuan-Hsinchu-Miaoli</text:p>
          </table:table-cell>
          <table:table-cell office:value-type="float" office:value="111" table:style-name="ce3">
            <text:p>111</text:p>
          </table:table-cell>
          <table:table-cell office:value-type="float" office:value="2088" table:number-columns-spanned="2" table:number-rows-spanned="1" table:style-name="ce7">
            <text:p>2,088</text:p>
          </table:table-cell>
          <table:covered-table-cell/>
          <table:table-cell office:value-type="percentage" office:value="0.60680034873583266" table:style-name="ce4">
            <text:p>60.68%</text:p>
          </table:table-cell>
          <table:table-cell office:value-type="float" office:value="4256.1197318007662" table:number-columns-spanned="2" table:number-rows-spanned="1" table:style-name="ce7">
            <text:p>4,256</text:p>
          </table:table-cell>
          <table:covered-table-cell/>
          <table:table-cell office:value-type="float" office:value="8886778" table:style-name="ce3">
            <text:p>8,886,778</text:p>
          </table:table-cell>
          <table:table-cell office:value-type="float" office:value="13787195" table:style-name="ce3">
            <text:p>13,787,195</text:p>
          </table:table-cell>
          <table:table-cell office:value-type="float" office:value="28682583" table:style-name="ce3">
            <text:p>28,682,5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71];&quot;*&quot;;&quot;&quot;)" table:style-name="ce5">
            <text:p>台北諾富特華航桃園機場飯店</text:p>
          </table:table-cell>
          <table:table-cell office:value-type="string" table:style-name="ce5">
            <text:p>Taoyuan-Hsinchu-Miaoli</text:p>
          </table:table-cell>
          <table:table-cell office:value-type="float" office:value="516" table:style-name="ce3">
            <text:p>516</text:p>
          </table:table-cell>
          <table:table-cell office:value-type="float" office:value="12382" table:number-columns-spanned="2" table:number-rows-spanned="1" table:style-name="ce7">
            <text:p>12,382</text:p>
          </table:table-cell>
          <table:covered-table-cell/>
          <table:table-cell office:value-type="percentage" office:value="0.77406851712928237" table:style-name="ce4">
            <text:p>77.41%</text:p>
          </table:table-cell>
          <table:table-cell office:value-type="float" office:value="2698.0382006137938" table:number-columns-spanned="2" table:number-rows-spanned="1" table:style-name="ce7">
            <text:p>2,698</text:p>
          </table:table-cell>
          <table:covered-table-cell/>
          <table:table-cell office:value-type="float" office:value="33407109" table:style-name="ce3">
            <text:p>33,407,109</text:p>
          </table:table-cell>
          <table:table-cell office:value-type="float" office:value="23067778" table:style-name="ce3">
            <text:p>23,067,778</text:p>
          </table:table-cell>
          <table:table-cell office:value-type="float" office:value="61988611" table:style-name="ce3">
            <text:p>61,988,6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72];&quot;*&quot;;&quot;&quot;)" table:style-name="ce5">
            <text:p>桃園喜來登酒店</text:p>
          </table:table-cell>
          <table:table-cell office:value-type="string" table:style-name="ce5">
            <text:p>Taoyuan-Hsinchu-Miaoli</text:p>
          </table:table-cell>
          <table:table-cell office:value-type="float" office:value="187" table:style-name="ce3">
            <text:p>187</text:p>
          </table:table-cell>
          <table:table-cell office:value-type="float" office:value="1928" table:number-columns-spanned="2" table:number-rows-spanned="1" table:style-name="ce7">
            <text:p>1,928</text:p>
          </table:table-cell>
          <table:covered-table-cell/>
          <table:table-cell office:value-type="percentage" office:value="0.3325858202518544" table:style-name="ce4">
            <text:p>33.26%</text:p>
          </table:table-cell>
          <table:table-cell office:value-type="float" office:value="3726.6753112033189" table:number-columns-spanned="2" table:number-rows-spanned="1" table:style-name="ce7">
            <text:p>3,727</text:p>
          </table:table-cell>
          <table:covered-table-cell/>
          <table:table-cell office:value-type="float" office:value="7185030" table:style-name="ce3">
            <text:p>7,185,030</text:p>
          </table:table-cell>
          <table:table-cell office:value-type="float" office:value="5706505" table:style-name="ce3">
            <text:p>5,706,505</text:p>
          </table:table-cell>
          <table:table-cell office:value-type="float" office:value="14222012" table:style-name="ce3">
            <text:p>14,222,0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3];&quot;*&quot;;&quot;&quot;)" table:style-name="ce5">
            <text:p>新竹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6" table:style-name="ce3">
            <text:p>386</text:p>
          </table:table-cell>
          <table:table-cell office:value-type="float" office:value="11104" table:number-columns-spanned="2" table:number-rows-spanned="1" table:style-name="ce7">
            <text:p>11,104</text:p>
          </table:table-cell>
          <table:covered-table-cell/>
          <table:table-cell office:value-type="percentage" office:value="0.9279625605883336" table:style-name="ce4">
            <text:p>92.80%</text:p>
          </table:table-cell>
          <table:table-cell office:value-type="float" office:value="3847.1656159942358" table:number-columns-spanned="2" table:number-rows-spanned="1" table:style-name="ce7">
            <text:p>3,847</text:p>
          </table:table-cell>
          <table:covered-table-cell/>
          <table:table-cell office:value-type="float" office:value="42718927" table:style-name="ce3">
            <text:p>42,718,927</text:p>
          </table:table-cell>
          <table:table-cell office:value-type="float" office:value="50355541" table:style-name="ce3">
            <text:p>50,355,541</text:p>
          </table:table-cell>
          <table:table-cell office:value-type="float" office:value="104790164" table:style-name="ce3">
            <text:p>104,790,1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4];&quot;*&quot;;&quot;&quot;)" table:style-name="ce5">
            <text:p>新竹老爺大酒店</text:p>
          </table:table-cell>
          <table:table-cell office:value-type="string" table:style-name="ce5">
            <text:p>Taoyuan-Hsinchu-Miaoli</text:p>
          </table:table-cell>
          <table:table-cell office:value-type="float" office:value="208" table:style-name="ce3">
            <text:p>208</text:p>
          </table:table-cell>
          <table:table-cell office:value-type="float" office:value="4451" table:number-columns-spanned="2" table:number-rows-spanned="1" table:style-name="ce7">
            <text:p>4,451</text:p>
          </table:table-cell>
          <table:covered-table-cell/>
          <table:table-cell office:value-type="percentage" office:value="0.69029156327543428" table:style-name="ce4">
            <text:p>69.03%</text:p>
          </table:table-cell>
          <table:table-cell office:value-type="float" office:value="2984.122893731746" table:number-columns-spanned="2" table:number-rows-spanned="1" table:style-name="ce7">
            <text:p>2,984</text:p>
          </table:table-cell>
          <table:covered-table-cell/>
          <table:table-cell office:value-type="float" office:value="13282331" table:style-name="ce3">
            <text:p>13,282,331</text:p>
          </table:table-cell>
          <table:table-cell office:value-type="float" office:value="12115945" table:style-name="ce3">
            <text:p>12,115,945</text:p>
          </table:table-cell>
          <table:table-cell office:value-type="float" office:value="26598511" table:style-name="ce3">
            <text:p>26,598,5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5];&quot;*&quot;;&quot;&quot;)" table:style-name="ce5">
            <text:p>新竹國賓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7" table:style-name="ce3">
            <text:p>257</text:p>
          </table:table-cell>
          <table:table-cell office:value-type="float" office:value="5922" table:number-columns-spanned="2" table:number-rows-spanned="1" table:style-name="ce7">
            <text:p>5,922</text:p>
          </table:table-cell>
          <table:covered-table-cell/>
          <table:table-cell office:value-type="percentage" office:value="0.74331617923936233" table:style-name="ce4">
            <text:p>74.33%</text:p>
          </table:table-cell>
          <table:table-cell office:value-type="float" office:value="3027.2610604525498" table:number-columns-spanned="2" table:number-rows-spanned="1" table:style-name="ce7">
            <text:p>3,027</text:p>
          </table:table-cell>
          <table:covered-table-cell/>
          <table:table-cell office:value-type="float" office:value="17927440" table:style-name="ce3">
            <text:p>17,927,440</text:p>
          </table:table-cell>
          <table:table-cell office:value-type="float" office:value="33299955" table:style-name="ce3">
            <text:p>33,299,955</text:p>
          </table:table-cell>
          <table:table-cell office:value-type="float" office:value="56233852" table:style-name="ce3">
            <text:p>56,233,8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尊爵大飯店</text:p>
          </table:table-cell>
          <table:covered-table-cell table:number-columns-repeated="4"/>
          <table:table-cell office:value-type="string" office:string-value="尊爵大飯店" table:formula="of:=SUBSTITUTE([.A76];&quot;*&quot;;&quot;&quot;)" table:style-name="ce5">
            <text:p>尊爵大飯店</text:p>
          </table:table-cell>
          <table:table-cell office:value-type="string" table:style-name="ce5">
            <text:p>Taoyuan-Hsinchu-Miaoli</text:p>
          </table:table-cell>
          <table:table-cell office:value-type="float" office:value="231" table:style-name="ce3">
            <text:p>231</text:p>
          </table:table-cell>
          <table:table-cell office:value-type="float" office:value="5893" table:number-columns-spanned="2" table:number-rows-spanned="1" table:style-name="ce7">
            <text:p>5,893</text:p>
          </table:table-cell>
          <table:covered-table-cell/>
          <table:table-cell office:value-type="percentage" office:value="0.82292975841362936" table:style-name="ce4">
            <text:p>82.29%</text:p>
          </table:table-cell>
          <table:table-cell office:value-type="float" office:value="2231.532835567622" table:number-columns-spanned="2" table:number-rows-spanned="1" table:style-name="ce7">
            <text:p>2,232</text:p>
          </table:table-cell>
          <table:covered-table-cell/>
          <table:table-cell office:value-type="float" office:value="13150423" table:style-name="ce3">
            <text:p>13,150,423</text:p>
          </table:table-cell>
          <table:table-cell office:value-type="float" office:value="12883111" table:style-name="ce3">
            <text:p>12,883,111</text:p>
          </table:table-cell>
          <table:table-cell office:value-type="float" office:value="27957487" table:style-name="ce3">
            <text:p>27,957,4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7];&quot;*&quot;;&quot;&quot;)" table:style-name="ce5">
            <text:p>古華花園飯店</text:p>
          </table:table-cell>
          <table:table-cell office:value-type="string" table:style-name="ce5">
            <text:p>Taoyuan-Hsinchu-Miaoli</text:p>
          </table:table-cell>
          <table:table-cell office:value-type="float" office:value="255" table:style-name="ce3">
            <text:p>255</text:p>
          </table:table-cell>
          <table:table-cell office:value-type="float" office:value="7041" table:number-columns-spanned="2" table:number-rows-spanned="1" table:style-name="ce7">
            <text:p>7,041</text:p>
          </table:table-cell>
          <table:covered-table-cell/>
          <table:table-cell office:value-type="percentage" office:value="0.89070208728652756" table:style-name="ce4">
            <text:p>89.07%</text:p>
          </table:table-cell>
          <table:table-cell office:value-type="float" office:value="2911.049992898736" table:number-columns-spanned="2" table:number-rows-spanned="1" table:style-name="ce7">
            <text:p>2,911</text:p>
          </table:table-cell>
          <table:covered-table-cell/>
          <table:table-cell office:value-type="float" office:value="20496703" table:style-name="ce3">
            <text:p>20,496,703</text:p>
          </table:table-cell>
          <table:table-cell office:value-type="float" office:value="16685497" table:style-name="ce3">
            <text:p>16,685,497</text:p>
          </table:table-cell>
          <table:table-cell office:value-type="float" office:value="39107255" table:style-name="ce3">
            <text:p>39,107,2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8];&quot;*&quot;;&quot;&quot;)" table:style-name="ce5">
            <text:p>福容大飯店 <text:s text:c="2"/>桃園</text:p>
          </table:table-cell>
          <table:table-cell office:value-type="string" table:style-name="ce5">
            <text:p>Taoyuan-Hsinchu-Miaoli</text:p>
          </table:table-cell>
          <table:table-cell office:value-type="float" office:value="182" table:style-name="ce3">
            <text:p>182</text:p>
          </table:table-cell>
          <table:table-cell office:value-type="float" office:value="4799" table:number-columns-spanned="2" table:number-rows-spanned="1" table:style-name="ce7">
            <text:p>4,799</text:p>
          </table:table-cell>
          <table:covered-table-cell/>
          <table:table-cell office:value-type="percentage" office:value="0.85058489897199574" table:style-name="ce4">
            <text:p>85.06%</text:p>
          </table:table-cell>
          <table:table-cell office:value-type="float" office:value="1873.1971244009169" table:number-columns-spanned="2" table:number-rows-spanned="1" table:style-name="ce7">
            <text:p>1,873</text:p>
          </table:table-cell>
          <table:covered-table-cell/>
          <table:table-cell office:value-type="float" office:value="8989473" table:style-name="ce3">
            <text:p>8,989,473</text:p>
          </table:table-cell>
          <table:table-cell office:value-type="float" office:value="7700910" table:style-name="ce3">
            <text:p>7,700,910</text:p>
          </table:table-cell>
          <table:table-cell office:value-type="float" office:value="17143124" table:style-name="ce3">
            <text:p>17,143,1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79];&quot;*&quot;;&quot;&quot;)" table:style-name="ce5">
            <text:p>福容大飯店 林口</text:p>
          </table:table-cell>
          <table:table-cell office:value-type="string" table:style-name="ce5">
            <text:p>Taoyuan-Hsinchu-Miaoli</text:p>
          </table:table-cell>
          <table:table-cell office:value-type="float" office:value="149" table:style-name="ce3">
            <text:p>149</text:p>
          </table:table-cell>
          <table:table-cell office:value-type="float" office:value="4301" table:number-columns-spanned="2" table:number-rows-spanned="1" table:style-name="ce7">
            <text:p>4,301</text:p>
          </table:table-cell>
          <table:covered-table-cell/>
          <table:table-cell office:value-type="percentage" office:value="0.93115392942195285" table:style-name="ce4">
            <text:p>93.12%</text:p>
          </table:table-cell>
          <table:table-cell office:value-type="float" office:value="1874.4480353406179" table:number-columns-spanned="2" table:number-rows-spanned="1" table:style-name="ce7">
            <text:p>1,874</text:p>
          </table:table-cell>
          <table:covered-table-cell/>
          <table:table-cell office:value-type="float" office:value="8062001" table:style-name="ce3">
            <text:p>8,062,001</text:p>
          </table:table-cell>
          <table:table-cell office:value-type="float" office:value="4752834" table:style-name="ce3">
            <text:p>4,752,834</text:p>
          </table:table-cell>
          <table:table-cell office:value-type="float" office:value="12831808" table:style-name="ce3">
            <text:p>12,831,8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80];&quot;*&quot;;&quot;&quot;)" table:style-name="ce5">
            <text:p>豐邑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4" table:style-name="ce3">
            <text:p>384</text:p>
          </table:table-cell>
          <table:table-cell office:value-type="float" office:value="2776" table:number-columns-spanned="2" table:number-rows-spanned="1" table:style-name="ce7">
            <text:p>2,776</text:p>
          </table:table-cell>
          <table:covered-table-cell/>
          <table:table-cell office:value-type="percentage" office:value="0.23319892473118281" table:style-name="ce4">
            <text:p>23.32%</text:p>
          </table:table-cell>
          <table:table-cell office:value-type="float" office:value="3847.165345821325" table:number-columns-spanned="2" table:number-rows-spanned="1" table:style-name="ce7">
            <text:p>3,847</text:p>
          </table:table-cell>
          <table:covered-table-cell/>
          <table:table-cell office:value-type="float" office:value="10679731" table:style-name="ce3">
            <text:p>10,679,731</text:p>
          </table:table-cell>
          <table:table-cell office:value-type="float" office:value="4831827" table:style-name="ce3">
            <text:p>4,831,827</text:p>
          </table:table-cell>
          <table:table-cell office:value-type="float" office:value="16929670" table:style-name="ce3">
            <text:p>16,929,6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1];&quot;*&quot;;&quot;&quot;)" table:style-name="ce5">
            <text:p>馥藝金鬱金香酒店</text:p>
          </table:table-cell>
          <table:table-cell office:value-type="string" table:style-name="ce5">
            <text:p>Taoyuan-Hsinchu-Miaoli</text:p>
          </table:table-cell>
          <table:table-cell office:value-type="float" office:value="191" table:style-name="ce3">
            <text:p>191</text:p>
          </table:table-cell>
          <table:table-cell office:value-type="float" office:value="3718" table:number-columns-spanned="2" table:number-rows-spanned="1" table:style-name="ce7">
            <text:p>3,718</text:p>
          </table:table-cell>
          <table:covered-table-cell/>
          <table:table-cell office:value-type="percentage" office:value="0.62793447052862694" table:style-name="ce4">
            <text:p>62.79%</text:p>
          </table:table-cell>
          <table:table-cell office:value-type="float" office:value="2015.2608929532009" table:number-columns-spanned="2" table:number-rows-spanned="1" table:style-name="ce7">
            <text:p>2,015</text:p>
          </table:table-cell>
          <table:covered-table-cell/>
          <table:table-cell office:value-type="float" office:value="7492740" table:style-name="ce3">
            <text:p>7,492,740</text:p>
          </table:table-cell>
          <table:table-cell office:value-type="float" office:value="5718723" table:style-name="ce3">
            <text:p>5,718,723</text:p>
          </table:table-cell>
          <table:table-cell office:value-type="float" office:value="13519449" table:style-name="ce3">
            <text:p>13,519,4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2];&quot;*&quot;;&quot;&quot;)" table:style-name="ce5">
            <text:p>陽明山中國麗緻大飯店</text:p>
          </table:table-cell>
          <table:table-cell office:value-type="string" table:style-name="ce5">
            <text:p>Scenery</text:p>
          </table:table-cell>
          <table:table-cell office:value-type="float" office:value="47" table:style-name="ce3">
            <text:p>47</text:p>
          </table:table-cell>
          <table:table-cell office:value-type="float" office:value="743" table:number-columns-spanned="2" table:number-rows-spanned="1" table:style-name="ce7">
            <text:p>743</text:p>
          </table:table-cell>
          <table:covered-table-cell/>
          <table:table-cell office:value-type="percentage" office:value="0.50995195607412491" table:style-name="ce4">
            <text:p>51.00%</text:p>
          </table:table-cell>
          <table:table-cell office:value-type="float" office:value="4073.6258411843878" table:number-columns-spanned="2" table:number-rows-spanned="1" table:style-name="ce7">
            <text:p>4,074</text:p>
          </table:table-cell>
          <table:covered-table-cell/>
          <table:table-cell office:value-type="float" office:value="3026704" table:style-name="ce3">
            <text:p>3,026,704</text:p>
          </table:table-cell>
          <table:table-cell office:value-type="float" office:value="3048040" table:style-name="ce3">
            <text:p>3,048,040</text:p>
          </table:table-cell>
          <table:table-cell office:value-type="float" office:value="8414208" table:style-name="ce3">
            <text:p>8,414,2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趣淘漫旅</text:p>
          </table:table-cell>
          <table:covered-table-cell table:number-columns-repeated="4"/>
          <table:table-cell office:value-type="string" office:string-value="趣淘漫旅" table:formula="of:=SUBSTITUTE([.A83];&quot;*&quot;;&quot;&quot;)" table:style-name="ce5">
            <text:p>趣淘漫旅</text:p>
          </table:table-cell>
          <table:table-cell office:value-type="string" table:style-name="ce5">
            <text:p>Scenery</text:p>
          </table:table-cell>
          <table:table-cell office:value-type="float" office:value="198" table:style-name="ce3">
            <text:p>198</text:p>
          </table:table-cell>
          <table:table-cell office:value-type="float" office:value="3912" table:number-columns-spanned="2" table:number-rows-spanned="1" table:style-name="ce7">
            <text:p>3,912</text:p>
          </table:table-cell>
          <table:covered-table-cell/>
          <table:table-cell office:value-type="percentage" office:value="0.63734115347018572" table:style-name="ce4">
            <text:p>63.73%</text:p>
          </table:table-cell>
          <table:table-cell office:value-type="float" office:value="2745.3358895705519" table:number-columns-spanned="2" table:number-rows-spanned="1" table:style-name="ce7">
            <text:p>2,745</text:p>
          </table:table-cell>
          <table:covered-table-cell/>
          <table:table-cell office:value-type="float" office:value="10739754" table:style-name="ce3">
            <text:p>10,739,754</text:p>
          </table:table-cell>
          <table:table-cell office:value-type="float" office:value="3672279" table:style-name="ce3">
            <text:p>3,672,279</text:p>
          </table:table-cell>
          <table:table-cell office:value-type="float" office:value="15913810" table:style-name="ce3">
            <text:p>15,913,8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4];&quot;*&quot;;&quot;&quot;)" table:style-name="ce5">
            <text:p>高雄圓山大飯店</text:p>
          </table:table-cell>
          <table:table-cell office:value-type="string" table:style-name="ce5">
            <text:p>Scenery</text:p>
          </table:table-cell>
          <table:table-cell office:value-type="float" office:value="107" table:style-name="ce3">
            <text:p>107</text:p>
          </table:table-cell>
          <table:table-cell office:value-type="float" office:value="1756" table:number-columns-spanned="2" table:number-rows-spanned="1" table:style-name="ce7">
            <text:p>1,756</text:p>
          </table:table-cell>
          <table:covered-table-cell/>
          <table:table-cell office:value-type="percentage" office:value="0.52939403075067837" table:style-name="ce4">
            <text:p>52.94%</text:p>
          </table:table-cell>
          <table:table-cell office:value-type="float" office:value="2493.547835990888" table:number-columns-spanned="2" table:number-rows-spanned="1" table:style-name="ce7">
            <text:p>2,494</text:p>
          </table:table-cell>
          <table:covered-table-cell/>
          <table:table-cell office:value-type="float" office:value="4378670" table:style-name="ce3">
            <text:p>4,378,670</text:p>
          </table:table-cell>
          <table:table-cell office:value-type="float" office:value="10620393" table:style-name="ce3">
            <text:p>10,620,393</text:p>
          </table:table-cell>
          <table:table-cell office:value-type="float" office:value="15970082" table:style-name="ce3">
            <text:p>15,970,0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5];&quot;*&quot;;&quot;&quot;)" table:style-name="ce5">
            <text:p>礁溪老爺大酒店</text:p>
          </table:table-cell>
          <table:table-cell office:value-type="string" table:style-name="ce5">
            <text:p>Scenery</text:p>
          </table:table-cell>
          <table:table-cell office:value-type="float" office:value="197" table:style-name="ce3">
            <text:p>197</text:p>
          </table:table-cell>
          <table:table-cell office:value-type="float" office:value="4952" table:number-columns-spanned="2" table:number-rows-spanned="1" table:style-name="ce7">
            <text:p>4,952</text:p>
          </table:table-cell>
          <table:covered-table-cell/>
          <table:table-cell office:value-type="percentage" office:value="0.81087276895365978" table:style-name="ce4">
            <text:p>81.09%</text:p>
          </table:table-cell>
          <table:table-cell office:value-type="float" office:value="6608.839458804523" table:number-columns-spanned="2" table:number-rows-spanned="1" table:style-name="ce7">
            <text:p>6,609</text:p>
          </table:table-cell>
          <table:covered-table-cell/>
          <table:table-cell office:value-type="float" office:value="32726973" table:style-name="ce3">
            <text:p>32,726,973</text:p>
          </table:table-cell>
          <table:table-cell office:value-type="float" office:value="23117589" table:style-name="ce3">
            <text:p>23,117,589</text:p>
          </table:table-cell>
          <table:table-cell office:value-type="float" office:value="66372822" table:style-name="ce3">
            <text:p>66,372,82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6];&quot;*&quot;;&quot;&quot;)" table:style-name="ce5">
            <text:p>涵碧樓大飯店</text:p>
          </table:table-cell>
          <table:table-cell office:value-type="string" table:style-name="ce5">
            <text:p>Scenery</text:p>
          </table:table-cell>
          <table:table-cell office:value-type="float" office:value="96" table:style-name="ce3">
            <text:p>96</text:p>
          </table:table-cell>
          <table:table-cell office:value-type="float" office:value="2393" table:number-columns-spanned="2" table:number-rows-spanned="1" table:style-name="ce7">
            <text:p>2,393</text:p>
          </table:table-cell>
          <table:covered-table-cell/>
          <table:table-cell office:value-type="percentage" office:value="0.80409946236559138" table:style-name="ce4">
            <text:p>80.41%</text:p>
          </table:table-cell>
          <table:table-cell office:value-type="float" office:value="14046.809862097791" table:number-columns-spanned="2" table:number-rows-spanned="1" table:style-name="ce7">
            <text:p>14,047</text:p>
          </table:table-cell>
          <table:covered-table-cell/>
          <table:table-cell office:value-type="float" office:value="33614016" table:style-name="ce3">
            <text:p>33,614,016</text:p>
          </table:table-cell>
          <table:table-cell office:value-type="float" office:value="6729301" table:style-name="ce3">
            <text:p>6,729,301</text:p>
          </table:table-cell>
          <table:table-cell office:value-type="float" office:value="44334336" table:style-name="ce3">
            <text:p>44,334,3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7];&quot;*&quot;;&quot;&quot;)" table:style-name="ce5">
            <text:p>雲品溫泉酒店日月潭</text:p>
          </table:table-cell>
          <table:table-cell office:value-type="string" table:style-name="ce5">
            <text:p>Scenery</text:p>
          </table:table-cell>
          <table:table-cell office:value-type="float" office:value="211" table:style-name="ce3">
            <text:p>211</text:p>
          </table:table-cell>
          <table:table-cell office:value-type="float" office:value="5186" table:number-columns-spanned="2" table:number-rows-spanned="1" table:style-name="ce7">
            <text:p>5,186</text:p>
          </table:table-cell>
          <table:covered-table-cell/>
          <table:table-cell office:value-type="percentage" office:value="0.79284513071395812" table:style-name="ce4">
            <text:p>79.28%</text:p>
          </table:table-cell>
          <table:table-cell office:value-type="float" office:value="7918.434631700733" table:number-columns-spanned="2" table:number-rows-spanned="1" table:style-name="ce7">
            <text:p>7,918</text:p>
          </table:table-cell>
          <table:covered-table-cell/>
          <table:table-cell office:value-type="float" office:value="41065002" table:style-name="ce3">
            <text:p>41,065,002</text:p>
          </table:table-cell>
          <table:table-cell office:value-type="float" office:value="22881146" table:style-name="ce3">
            <text:p>22,881,146</text:p>
          </table:table-cell>
          <table:table-cell office:value-type="float" office:value="68506468" table:style-name="ce3">
            <text:p>68,506,4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日月行館</text:p>
          </table:table-cell>
          <table:covered-table-cell table:number-columns-repeated="4"/>
          <table:table-cell office:value-type="string" office:string-value="日月行館" table:formula="of:=SUBSTITUTE([.A88];&quot;*&quot;;&quot;&quot;)" table:style-name="ce5">
            <text:p>日月行館</text:p>
          </table:table-cell>
          <table:table-cell office:value-type="string" table:style-name="ce5">
            <text:p>Scenery</text:p>
          </table:table-cell>
          <table:table-cell office:value-type="float" office:value="92" table:style-name="ce3">
            <text:p>92</text:p>
          </table:table-cell>
          <table:table-cell office:value-type="float" office:value="896" table:number-columns-spanned="2" table:number-rows-spanned="1" table:style-name="ce7">
            <text:p>896</text:p>
          </table:table-cell>
          <table:covered-table-cell/>
          <table:table-cell office:value-type="percentage" office:value="0.31416549789621318" table:style-name="ce4">
            <text:p>31.42%</text:p>
          </table:table-cell>
          <table:table-cell office:value-type="float" office:value="10057.537946428571" table:number-columns-spanned="2" table:number-rows-spanned="1" table:style-name="ce7">
            <text:p>10,058</text:p>
          </table:table-cell>
          <table:covered-table-cell/>
          <table:table-cell office:value-type="float" office:value="9011554" table:style-name="ce3">
            <text:p>9,011,554</text:p>
          </table:table-cell>
          <table:table-cell office:value-type="float" office:value="1179880" table:style-name="ce3">
            <text:p>1,179,880</text:p>
          </table:table-cell>
          <table:table-cell office:value-type="float" office:value="10280081" table:style-name="ce3">
            <text:p>10,280,0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凱撒大飯店</text:p>
          </table:table-cell>
          <table:covered-table-cell table:number-columns-repeated="4"/>
          <table:table-cell office:value-type="string" office:string-value="凱撒大飯店" table:formula="of:=SUBSTITUTE([.A89];&quot;*&quot;;&quot;&quot;)" table:style-name="ce5">
            <text:p>凱撒大飯店</text:p>
          </table:table-cell>
          <table:table-cell office:value-type="string" table:style-name="ce5">
            <text:p>Scenery</text:p>
          </table:table-cell>
          <table:table-cell office:value-type="float" office:value="281" table:style-name="ce3">
            <text:p>281</text:p>
          </table:table-cell>
          <table:table-cell office:value-type="float" office:value="7724" table:number-columns-spanned="2" table:number-rows-spanned="1" table:style-name="ce7">
            <text:p>7,724</text:p>
          </table:table-cell>
          <table:covered-table-cell/>
          <table:table-cell office:value-type="percentage" office:value="0.88669498335437957" table:style-name="ce4">
            <text:p>88.67%</text:p>
          </table:table-cell>
          <table:table-cell office:value-type="float" office:value="5193.6872087001557" table:number-columns-spanned="2" table:number-rows-spanned="1" table:style-name="ce7">
            <text:p>5,194</text:p>
          </table:table-cell>
          <table:covered-table-cell/>
          <table:table-cell office:value-type="float" office:value="40116040" table:style-name="ce3">
            <text:p>40,116,040</text:p>
          </table:table-cell>
          <table:table-cell office:value-type="float" office:value="6761692" table:style-name="ce3">
            <text:p>6,761,692</text:p>
          </table:table-cell>
          <table:table-cell office:value-type="float" office:value="49049280" table:style-name="ce3">
            <text:p>49,049,2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90];&quot;*&quot;;&quot;&quot;)" table:style-name="ce5">
            <text:p>墾丁福華渡假飯店</text:p>
          </table:table-cell>
          <table:table-cell office:value-type="string" table:style-name="ce5">
            <text:p>Scenery</text:p>
          </table:table-cell>
          <table:table-cell office:value-type="float" office:value="458" table:style-name="ce3">
            <text:p>458</text:p>
          </table:table-cell>
          <table:table-cell office:value-type="float" office:value="8784" table:number-columns-spanned="2" table:number-rows-spanned="1" table:style-name="ce7">
            <text:p>8,784</text:p>
          </table:table-cell>
          <table:covered-table-cell/>
          <table:table-cell office:value-type="percentage" office:value="0.61867868713903362" table:style-name="ce4">
            <text:p>61.87%</text:p>
          </table:table-cell>
          <table:table-cell office:value-type="float" office:value="3187.1715619307829" table:number-columns-spanned="2" table:number-rows-spanned="1" table:style-name="ce7">
            <text:p>3,187</text:p>
          </table:table-cell>
          <table:covered-table-cell/>
          <table:table-cell office:value-type="float" office:value="27996115" table:style-name="ce3">
            <text:p>27,996,115</text:p>
          </table:table-cell>
          <table:table-cell office:value-type="float" office:value="9936027" table:style-name="ce3">
            <text:p>9,936,027</text:p>
          </table:table-cell>
          <table:table-cell office:value-type="float" office:value="39736992" table:style-name="ce3">
            <text:p>39,736,9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1];&quot;*&quot;;&quot;&quot;)" table:style-name="ce5">
            <text:p>知本老爺大酒店</text:p>
          </table:table-cell>
          <table:table-cell office:value-type="string" table:style-name="ce5">
            <text:p>Scenery</text:p>
          </table:table-cell>
          <table:table-cell office:value-type="float" office:value="182" table:style-name="ce3">
            <text:p>182</text:p>
          </table:table-cell>
          <table:table-cell office:value-type="float" office:value="4293" table:number-columns-spanned="2" table:number-rows-spanned="1" table:style-name="ce7">
            <text:p>4,293</text:p>
          </table:table-cell>
          <table:covered-table-cell/>
          <table:table-cell office:value-type="percentage" office:value="0.76090038993264797" table:style-name="ce4">
            <text:p>76.09%</text:p>
          </table:table-cell>
          <table:table-cell office:value-type="float" office:value="3727.9815979501509" table:number-columns-spanned="2" table:number-rows-spanned="1" table:style-name="ce7">
            <text:p>3,728</text:p>
          </table:table-cell>
          <table:covered-table-cell/>
          <table:table-cell office:value-type="float" office:value="16004225" table:style-name="ce3">
            <text:p>16,004,225</text:p>
          </table:table-cell>
          <table:table-cell office:value-type="float" office:value="9372645" table:style-name="ce3">
            <text:p>9,372,645</text:p>
          </table:table-cell>
          <table:table-cell office:value-type="float" office:value="29199869" table:style-name="ce3">
            <text:p>29,199,86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2];&quot;*&quot;;&quot;&quot;)" table:style-name="ce5">
            <text:p>太魯閣晶英酒店</text:p>
          </table:table-cell>
          <table:table-cell office:value-type="string" table:style-name="ce5">
            <text:p>Scenery</text:p>
          </table:table-cell>
          <table:table-cell office:value-type="float" office:value="160" table:style-name="ce3">
            <text:p>160</text:p>
          </table:table-cell>
          <table:table-cell office:value-type="float" office:value="3920" table:number-columns-spanned="2" table:number-rows-spanned="1" table:style-name="ce7">
            <text:p>3,920</text:p>
          </table:table-cell>
          <table:covered-table-cell/>
          <table:table-cell office:value-type="percentage" office:value="0.79032258064516125" table:style-name="ce4">
            <text:p>79.03%</text:p>
          </table:table-cell>
          <table:table-cell office:value-type="float" office:value="7387.0012755102043" table:number-columns-spanned="2" table:number-rows-spanned="1" table:style-name="ce7">
            <text:p>7,387</text:p>
          </table:table-cell>
          <table:covered-table-cell/>
          <table:table-cell office:value-type="float" office:value="28957045" table:style-name="ce3">
            <text:p>28,957,045</text:p>
          </table:table-cell>
          <table:table-cell office:value-type="float" office:value="9562134" table:style-name="ce3">
            <text:p>9,562,134</text:p>
          </table:table-cell>
          <table:table-cell office:value-type="float" office:value="42613878" table:style-name="ce3">
            <text:p>42,613,8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3];&quot;*&quot;;&quot;&quot;)" table:style-name="ce5">
            <text:p>福容大飯店 福隆</text:p>
          </table:table-cell>
          <table:table-cell office:value-type="string" table:style-name="ce5">
            <text:p>Scenery</text:p>
          </table:table-cell>
          <table:table-cell office:value-type="float" office:value="174" table:style-name="ce3">
            <text:p>174</text:p>
          </table:table-cell>
          <table:table-cell office:value-type="float" office:value="1724" table:number-columns-spanned="2" table:number-rows-spanned="1" table:style-name="ce7">
            <text:p>1,724</text:p>
          </table:table-cell>
          <table:covered-table-cell/>
          <table:table-cell office:value-type="percentage" office:value="0.3196143863552095" table:style-name="ce4">
            <text:p>31.96%</text:p>
          </table:table-cell>
          <table:table-cell office:value-type="float" office:value="4742.5348027842228" table:number-columns-spanned="2" table:number-rows-spanned="1" table:style-name="ce7">
            <text:p>4,743</text:p>
          </table:table-cell>
          <table:covered-table-cell/>
          <table:table-cell office:value-type="float" office:value="8176130" table:style-name="ce3">
            <text:p>8,176,130</text:p>
          </table:table-cell>
          <table:table-cell office:value-type="float" office:value="5270154" table:style-name="ce3">
            <text:p>5,270,154</text:p>
          </table:table-cell>
          <table:table-cell office:value-type="float" office:value="13818117" table:style-name="ce3">
            <text:p>13,818,1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龍谷大飯店</text:p>
          </table:table-cell>
          <table:covered-table-cell table:number-columns-repeated="4"/>
          <table:table-cell office:value-type="string" office:string-value="龍谷大飯店" table:formula="of:=SUBSTITUTE([.A94];&quot;*&quot;;&quot;&quot;)" table:style-name="ce5">
            <text:p>龍谷大飯店</text:p>
          </table:table-cell>
          <table:table-cell office:value-type="string" table:style-name="ce5">
            <text:p>Scenery</text:p>
          </table:table-cell>
          <table:table-cell office:value-type="float" office:value="189" table:style-name="ce3">
            <text:p>189</text:p>
          </table:table-cell>
          <table:table-cell office:value-type="float" office:value="1784" table:number-columns-spanned="2" table:number-rows-spanned="1" table:style-name="ce7">
            <text:p>1,784</text:p>
          </table:table-cell>
          <table:covered-table-cell/>
          <table:table-cell office:value-type="percentage" office:value="0.30448882061785287" table:style-name="ce4">
            <text:p>30.45%</text:p>
          </table:table-cell>
          <table:table-cell office:value-type="float" office:value="1878.160313901345" table:number-columns-spanned="2" table:number-rows-spanned="1" table:style-name="ce7">
            <text:p>1,878</text:p>
          </table:table-cell>
          <table:covered-table-cell/>
          <table:table-cell office:value-type="float" office:value="3350638" table:style-name="ce3">
            <text:p>3,350,638</text:p>
          </table:table-cell>
          <table:table-cell office:value-type="float" office:value="1572214" table:style-name="ce3">
            <text:p>1,572,214</text:p>
          </table:table-cell>
          <table:table-cell office:value-type="float" office:value="5356689" table:style-name="ce3">
            <text:p>5,356,6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</text:p>
          </table:table-cell>
          <table:covered-table-cell table:number-columns-repeated="4"/>
          <table:table-cell office:value-type="string" office:string-value="阿里山賓館" table:formula="of:=SUBSTITUTE([.A95];&quot;*&quot;;&quot;&quot;)" table:style-name="ce5">
            <text:p>阿里山賓館</text:p>
          </table:table-cell>
          <table:table-cell office:value-type="string" table:style-name="ce5">
            <text:p>Scenery</text:p>
          </table:table-cell>
          <table:table-cell office:value-type="float" office:value="35" table:style-name="ce3">
            <text:p>35</text:p>
          </table:table-cell>
          <table:table-cell office:value-type="float" office:value="490" table:number-columns-spanned="2" table:number-rows-spanned="1" table:style-name="ce7">
            <text:p>490</text:p>
          </table:table-cell>
          <table:covered-table-cell/>
          <table:table-cell office:value-type="percentage" office:value="0.45161290322580638" table:style-name="ce4">
            <text:p>45.16%</text:p>
          </table:table-cell>
          <table:table-cell office:value-type="float" office:value="5662.4551020408162" table:number-columns-spanned="2" table:number-rows-spanned="1" table:style-name="ce7">
            <text:p>5,662</text:p>
          </table:table-cell>
          <table:covered-table-cell/>
          <table:table-cell office:value-type="float" office:value="2774603" table:style-name="ce3">
            <text:p>2,774,603</text:p>
          </table:table-cell>
          <table:table-cell office:value-type="float" office:value="0" table:style-name="ce3">
            <text:p>0</text:p>
          </table:table-cell>
          <table:table-cell office:value-type="float" office:value="2774603" table:style-name="ce3">
            <text:p>2,774,6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6];&quot;*&quot;;&quot;&quot;)" table:style-name="ce5">
            <text:p>名都觀光渡假大飯店</text:p>
          </table:table-cell>
          <table:table-cell office:value-type="string" table:style-name="ce5">
            <text:p>Scenery</text:p>
          </table:table-cell>
          <table:table-cell office:value-type="float" office:value="97" table:style-name="ce3">
            <text:p>97</text:p>
          </table:table-cell>
          <table:table-cell office:value-type="float" office:value="1172" table:number-columns-spanned="2" table:number-rows-spanned="1" table:style-name="ce7">
            <text:p>1,172</text:p>
          </table:table-cell>
          <table:covered-table-cell/>
          <table:table-cell office:value-type="percentage" office:value="0.38975723312271371" table:style-name="ce4">
            <text:p>38.98%</text:p>
          </table:table-cell>
          <table:table-cell office:value-type="float" office:value="1212.605802047781" table:number-columns-spanned="2" table:number-rows-spanned="1" table:style-name="ce7">
            <text:p>1,213</text:p>
          </table:table-cell>
          <table:covered-table-cell/>
          <table:table-cell office:value-type="float" office:value="1421174" table:style-name="ce3">
            <text:p>1,421,174</text:p>
          </table:table-cell>
          <table:table-cell office:value-type="float" office:value="2484324" table:style-name="ce3">
            <text:p>2,484,324</text:p>
          </table:table-cell>
          <table:table-cell office:value-type="float" office:value="4017118" table:style-name="ce3">
            <text:p>4,017,11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7];&quot;*&quot;;&quot;&quot;)" table:style-name="ce5">
            <text:p>阿里山賓館(新館)</text:p>
          </table:table-cell>
          <table:table-cell office:value-type="string" table:style-name="ce5">
            <text:p>Scenery</text:p>
          </table:table-cell>
          <table:table-cell office:value-type="float" office:value="104" table:style-name="ce3">
            <text:p>104</text:p>
          </table:table-cell>
          <table:table-cell office:value-type="float" office:value="2467" table:number-columns-spanned="2" table:number-rows-spanned="1" table:style-name="ce7">
            <text:p>2,467</text:p>
          </table:table-cell>
          <table:covered-table-cell/>
          <table:table-cell office:value-type="percentage" office:value="0.76519851116625315" table:style-name="ce4">
            <text:p>76.52%</text:p>
          </table:table-cell>
          <table:table-cell office:value-type="float" office:value="5491.1187677340904" table:number-columns-spanned="2" table:number-rows-spanned="1" table:style-name="ce7">
            <text:p>5,491</text:p>
          </table:table-cell>
          <table:covered-table-cell/>
          <table:table-cell office:value-type="float" office:value="13546590" table:style-name="ce3">
            <text:p>13,546,590</text:p>
          </table:table-cell>
          <table:table-cell office:value-type="float" office:value="7541943" table:style-name="ce3">
            <text:p>7,541,943</text:p>
          </table:table-cell>
          <table:table-cell office:value-type="float" office:value="21468956" table:style-name="ce3">
            <text:p>21,468,9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98];&quot;*&quot;;&quot;&quot;)" table:style-name="ce5">
            <text:p>墾丁怡灣渡假酒店</text:p>
          </table:table-cell>
          <table:table-cell office:value-type="string" table:style-name="ce5">
            <text:p>Scenery</text:p>
          </table:table-cell>
          <table:table-cell office:value-type="float" office:value="236" table:style-name="ce3">
            <text:p>236</text:p>
          </table:table-cell>
          <table:table-cell office:value-type="float" office:value="2284" table:number-columns-spanned="2" table:number-rows-spanned="1" table:style-name="ce7">
            <text:p>2,284</text:p>
          </table:table-cell>
          <table:covered-table-cell/>
          <table:table-cell office:value-type="percentage" office:value="0.31219245489338437" table:style-name="ce4">
            <text:p>31.22%</text:p>
          </table:table-cell>
          <table:table-cell office:value-type="float" office:value="3020.7421190893169" table:number-columns-spanned="2" table:number-rows-spanned="1" table:style-name="ce7">
            <text:p>3,021</text:p>
          </table:table-cell>
          <table:covered-table-cell/>
          <table:table-cell office:value-type="float" office:value="6899375" table:style-name="ce3">
            <text:p>6,899,375</text:p>
          </table:table-cell>
          <table:table-cell office:value-type="float" office:value="677295" table:style-name="ce3">
            <text:p>677,295</text:p>
          </table:table-cell>
          <table:table-cell office:value-type="float" office:value="7748646" table:style-name="ce3">
            <text:p>7,748,6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99];&quot;*&quot;;&quot;&quot;)" table:style-name="ce5">
            <text:p>福容大飯店 <text:s text:c="3"/>淡水漁人碼頭</text:p>
          </table:table-cell>
          <table:table-cell office:value-type="string" table:style-name="ce5">
            <text:p>Others</text:p>
          </table:table-cell>
          <table:table-cell office:value-type="float" office:value="198" table:style-name="ce3">
            <text:p>198</text:p>
          </table:table-cell>
          <table:table-cell office:value-type="float" office:value="3545" table:number-columns-spanned="2" table:number-rows-spanned="1" table:style-name="ce7">
            <text:p>3,545</text:p>
          </table:table-cell>
          <table:covered-table-cell/>
          <table:table-cell office:value-type="percentage" office:value="0.57754969045291626" table:style-name="ce4">
            <text:p>57.75%</text:p>
          </table:table-cell>
          <table:table-cell office:value-type="float" office:value="4185.8002820874472" table:number-columns-spanned="2" table:number-rows-spanned="1" table:style-name="ce7">
            <text:p>4,186</text:p>
          </table:table-cell>
          <table:covered-table-cell/>
          <table:table-cell office:value-type="float" office:value="14838662" table:style-name="ce3">
            <text:p>14,838,662</text:p>
          </table:table-cell>
          <table:table-cell office:value-type="float" office:value="15881371" table:style-name="ce3">
            <text:p>15,881,371</text:p>
          </table:table-cell>
          <table:table-cell office:value-type="float" office:value="32715870" table:style-name="ce3">
            <text:p>32,715,8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100];&quot;*&quot;;&quot;&quot;)" table:style-name="ce5">
            <text:p>大板根渡假酒店</text:p>
          </table:table-cell>
          <table:table-cell office:value-type="string" table:style-name="ce5">
            <text:p>Others</text:p>
          </table:table-cell>
          <table:table-cell office:value-type="float" office:value="95" table:style-name="ce3">
            <text:p>95</text:p>
          </table:table-cell>
          <table:table-cell office:value-type="float" office:value="2442" table:number-columns-spanned="2" table:number-rows-spanned="1" table:style-name="ce7">
            <text:p>2,442</text:p>
          </table:table-cell>
          <table:covered-table-cell/>
          <table:table-cell office:value-type="percentage" office:value="0.82920203735144316" table:style-name="ce4">
            <text:p>82.92%</text:p>
          </table:table-cell>
          <table:table-cell office:value-type="float" office:value="4710.2153972153974" table:number-columns-spanned="2" table:number-rows-spanned="1" table:style-name="ce7">
            <text:p>4,710</text:p>
          </table:table-cell>
          <table:covered-table-cell/>
          <table:table-cell office:value-type="float" office:value="11502346" table:style-name="ce3">
            <text:p>11,502,346</text:p>
          </table:table-cell>
          <table:table-cell office:value-type="float" office:value="12767767" table:style-name="ce3">
            <text:p>12,767,767</text:p>
          </table:table-cell>
          <table:table-cell office:value-type="float" office:value="40143015" table:style-name="ce3">
            <text:p>40,143,0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1];&quot;*&quot;;&quot;&quot;)" table:style-name="ce5">
            <text:p>板橋凱撒大飯店</text:p>
          </table:table-cell>
          <table:table-cell office:value-type="string" table:style-name="ce5">
            <text:p>Others</text:p>
          </table:table-cell>
          <table:table-cell office:value-type="float" office:value="400" table:style-name="ce3">
            <text:p>400</text:p>
          </table:table-cell>
          <table:table-cell office:value-type="float" office:value="10351" table:number-columns-spanned="2" table:number-rows-spanned="1" table:style-name="ce7">
            <text:p>10,351</text:p>
          </table:table-cell>
          <table:covered-table-cell/>
          <table:table-cell office:value-type="percentage" office:value="0.83475806451612899" table:style-name="ce4">
            <text:p>83.48%</text:p>
          </table:table-cell>
          <table:table-cell office:value-type="float" office:value="4003.2182397835959" table:number-columns-spanned="2" table:number-rows-spanned="1" table:style-name="ce7">
            <text:p>4,003</text:p>
          </table:table-cell>
          <table:covered-table-cell/>
          <table:table-cell office:value-type="float" office:value="41437312" table:style-name="ce3">
            <text:p>41,437,312</text:p>
          </table:table-cell>
          <table:table-cell office:value-type="float" office:value="9321859" table:style-name="ce3">
            <text:p>9,321,859</text:p>
          </table:table-cell>
          <table:table-cell office:value-type="float" office:value="50866330" table:style-name="ce3">
            <text:p>50,866,3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飯店</text:p>
          </table:table-cell>
          <table:covered-table-cell table:number-columns-repeated="4"/>
          <table:table-cell office:value-type="string" office:string-value="台南大飯店" table:formula="of:=SUBSTITUTE([.A102];&quot;*&quot;;&quot;&quot;)" table:style-name="ce5">
            <text:p>台南大飯店</text:p>
          </table:table-cell>
          <table:table-cell office:value-type="string" table:style-name="ce5">
            <text:p>Others</text:p>
          </table:table-cell>
          <table:table-cell office:value-type="float" office:value="152" table:style-name="ce3">
            <text:p>152</text:p>
          </table:table-cell>
          <table:table-cell office:value-type="float" office:value="2933" table:number-columns-spanned="2" table:number-rows-spanned="1" table:style-name="ce7">
            <text:p>2,933</text:p>
          </table:table-cell>
          <table:covered-table-cell/>
          <table:table-cell office:value-type="percentage" office:value="0.62245331069609511" table:style-name="ce4">
            <text:p>62.25%</text:p>
          </table:table-cell>
          <table:table-cell office:value-type="float" office:value="2044.013637913399" table:number-columns-spanned="2" table:number-rows-spanned="1" table:style-name="ce7">
            <text:p>2,044</text:p>
          </table:table-cell>
          <table:covered-table-cell/>
          <table:table-cell office:value-type="float" office:value="5995092" table:style-name="ce3">
            <text:p>5,995,092</text:p>
          </table:table-cell>
          <table:table-cell office:value-type="float" office:value="10490500" table:style-name="ce3">
            <text:p>10,490,500</text:p>
          </table:table-cell>
          <table:table-cell office:value-type="float" office:value="17831398" table:style-name="ce3">
            <text:p>17,831,3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億麗緻酒店</text:p>
          </table:table-cell>
          <table:covered-table-cell table:number-columns-repeated="4"/>
          <table:table-cell office:value-type="string" office:string-value="大億麗緻酒店" table:formula="of:=SUBSTITUTE([.A103];&quot;*&quot;;&quot;&quot;)" table:style-name="ce5">
            <text:p>大億麗緻酒店</text:p>
          </table:table-cell>
          <table:table-cell office:value-type="string" table:style-name="ce5">
            <text:p>Others</text:p>
          </table:table-cell>
          <table:table-cell office:value-type="float" office:value="315" table:style-name="ce3">
            <text:p>315</text:p>
          </table:table-cell>
          <table:table-cell office:value-type="float" office:value="6333" table:number-columns-spanned="2" table:number-rows-spanned="1" table:style-name="ce7">
            <text:p>6,333</text:p>
          </table:table-cell>
          <table:covered-table-cell/>
          <table:table-cell office:value-type="percentage" office:value="0.64854070660522278" table:style-name="ce4">
            <text:p>64.85%</text:p>
          </table:table-cell>
          <table:table-cell office:value-type="float" office:value="3086.7539870519499" table:number-columns-spanned="2" table:number-rows-spanned="1" table:style-name="ce7">
            <text:p>3,087</text:p>
          </table:table-cell>
          <table:covered-table-cell/>
          <table:table-cell office:value-type="float" office:value="19548413" table:style-name="ce3">
            <text:p>19,548,413</text:p>
          </table:table-cell>
          <table:table-cell office:value-type="float" office:value="26428482" table:style-name="ce3">
            <text:p>26,428,482</text:p>
          </table:table-cell>
          <table:table-cell office:value-type="float" office:value="51680864" table:style-name="ce3">
            <text:p>51,680,8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4];&quot;*&quot;;&quot;&quot;)" table:style-name="ce5">
            <text:p>台糖長榮酒店(台南)</text:p>
          </table:table-cell>
          <table:table-cell office:value-type="string" table:style-name="ce5">
            <text:p>Others</text:p>
          </table:table-cell>
          <table:table-cell office:value-type="float" office:value="197" table:style-name="ce3">
            <text:p>197</text:p>
          </table:table-cell>
          <table:table-cell office:value-type="float" office:value="4660" table:number-columns-spanned="2" table:number-rows-spanned="1" table:style-name="ce7">
            <text:p>4,660</text:p>
          </table:table-cell>
          <table:covered-table-cell/>
          <table:table-cell office:value-type="percentage" office:value="0.7630587850008187" table:style-name="ce4">
            <text:p>76.31%</text:p>
          </table:table-cell>
          <table:table-cell office:value-type="float" office:value="2500.7871244635189" table:number-columns-spanned="2" table:number-rows-spanned="1" table:style-name="ce7">
            <text:p>2,501</text:p>
          </table:table-cell>
          <table:covered-table-cell/>
          <table:table-cell office:value-type="float" office:value="11653668" table:style-name="ce3">
            <text:p>11,653,668</text:p>
          </table:table-cell>
          <table:table-cell office:value-type="float" office:value="22748666" table:style-name="ce3">
            <text:p>22,748,666</text:p>
          </table:table-cell>
          <table:table-cell office:value-type="float" office:value="36282754" table:style-name="ce3">
            <text:p>36,282,7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5];&quot;*&quot;;&quot;&quot;)" table:style-name="ce5">
            <text:p>香格里拉台南遠東國際大飯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7782" table:number-columns-spanned="2" table:number-rows-spanned="1" table:style-name="ce7">
            <text:p>7,782</text:p>
          </table:table-cell>
          <table:covered-table-cell/>
          <table:table-cell office:value-type="percentage" office:value="0.75840561348796409" table:style-name="ce4">
            <text:p>75.84%</text:p>
          </table:table-cell>
          <table:table-cell office:value-type="float" office:value="3646.302749935749" table:number-columns-spanned="2" table:number-rows-spanned="1" table:style-name="ce7">
            <text:p>3,646</text:p>
          </table:table-cell>
          <table:covered-table-cell/>
          <table:table-cell office:value-type="float" office:value="28375528" table:style-name="ce3">
            <text:p>28,375,528</text:p>
          </table:table-cell>
          <table:table-cell office:value-type="float" office:value="26498420" table:style-name="ce3">
            <text:p>26,498,420</text:p>
          </table:table-cell>
          <table:table-cell office:value-type="float" office:value="61809951" table:style-name="ce3">
            <text:p>61,809,9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6];&quot;*&quot;;&quot;&quot;)" table:style-name="ce5">
            <text:p>台南大員皇冠假日酒店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4159" table:number-columns-spanned="2" table:number-rows-spanned="1" table:style-name="ce7">
            <text:p>4,159</text:p>
          </table:table-cell>
          <table:covered-table-cell/>
          <table:table-cell office:value-type="percentage" office:value="0.5807848065912582" table:style-name="ce4">
            <text:p>58.08%</text:p>
          </table:table-cell>
          <table:table-cell office:value-type="float" office:value="3210.763404664583" table:number-columns-spanned="2" table:number-rows-spanned="1" table:style-name="ce7">
            <text:p>3,211</text:p>
          </table:table-cell>
          <table:covered-table-cell/>
          <table:table-cell office:value-type="float" office:value="13353565" table:style-name="ce3">
            <text:p>13,353,565</text:p>
          </table:table-cell>
          <table:table-cell office:value-type="float" office:value="15570249" table:style-name="ce3">
            <text:p>15,570,249</text:p>
          </table:table-cell>
          <table:table-cell office:value-type="float" office:value="31798716" table:style-name="ce3">
            <text:p>31,798,7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7];&quot;*&quot;;&quot;&quot;)" table:style-name="ce5">
            <text:p>蘭城晶英酒店</text:p>
          </table:table-cell>
          <table:table-cell office:value-type="string" table:style-name="ce5">
            <text:p>Others</text:p>
          </table:table-cell>
          <table:table-cell office:value-type="float" office:value="193" table:style-name="ce3">
            <text:p>193</text:p>
          </table:table-cell>
          <table:table-cell office:value-type="float" office:value="4217" table:number-columns-spanned="2" table:number-rows-spanned="1" table:style-name="ce7">
            <text:p>4,217</text:p>
          </table:table-cell>
          <table:covered-table-cell/>
          <table:table-cell office:value-type="percentage" office:value="0.70483035266588667" table:style-name="ce4">
            <text:p>70.48%</text:p>
          </table:table-cell>
          <table:table-cell office:value-type="float" office:value="9075.6262746027987" table:number-columns-spanned="2" table:number-rows-spanned="1" table:style-name="ce7">
            <text:p>9,076</text:p>
          </table:table-cell>
          <table:covered-table-cell/>
          <table:table-cell office:value-type="float" office:value="38271916" table:style-name="ce3">
            <text:p>38,271,916</text:p>
          </table:table-cell>
          <table:table-cell office:value-type="float" office:value="33874555" table:style-name="ce3">
            <text:p>33,874,555</text:p>
          </table:table-cell>
          <table:table-cell office:value-type="float" office:value="80685249" table:style-name="ce3">
            <text:p>80,685,2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08];&quot;*&quot;;&quot;&quot;)" table:style-name="ce5">
            <text:p>長榮鳳凰酒店(礁溪)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4821" table:number-columns-spanned="2" table:number-rows-spanned="1" table:style-name="ce7">
            <text:p>4,821</text:p>
          </table:table-cell>
          <table:covered-table-cell/>
          <table:table-cell office:value-type="percentage" office:value="0.67322999581064102" table:style-name="ce4">
            <text:p>67.32%</text:p>
          </table:table-cell>
          <table:table-cell office:value-type="float" office:value="5496.3273179838206" table:number-columns-spanned="2" table:number-rows-spanned="1" table:style-name="ce7">
            <text:p>5,496</text:p>
          </table:table-cell>
          <table:covered-table-cell/>
          <table:table-cell office:value-type="float" office:value="26497794" table:style-name="ce3">
            <text:p>26,497,794</text:p>
          </table:table-cell>
          <table:table-cell office:value-type="float" office:value="21932992" table:style-name="ce3">
            <text:p>21,932,992</text:p>
          </table:table-cell>
          <table:table-cell office:value-type="float" office:value="56335633" table:style-name="ce3">
            <text:p>56,335,63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09];&quot;*&quot;;&quot;&quot;)" table:style-name="ce5">
            <text:p>綠舞國際觀光飯店</text:p>
          </table:table-cell>
          <table:table-cell office:value-type="string" table:style-name="ce5">
            <text:p>Others</text:p>
          </table:table-cell>
          <table:table-cell office:value-type="float" office:value="104" table:style-name="ce3">
            <text:p>104</text:p>
          </table:table-cell>
          <table:table-cell office:value-type="float" office:value="1027" table:number-columns-spanned="2" table:number-rows-spanned="1" table:style-name="ce7">
            <text:p>1,027</text:p>
          </table:table-cell>
          <table:covered-table-cell/>
          <table:table-cell office:value-type="percentage" office:value="0.31854838709677419" table:style-name="ce4">
            <text:p>31.85%</text:p>
          </table:table-cell>
          <table:table-cell office:value-type="float" office:value="5424.2054527750734" table:number-columns-spanned="2" table:number-rows-spanned="1" table:style-name="ce7">
            <text:p>5,424</text:p>
          </table:table-cell>
          <table:covered-table-cell/>
          <table:table-cell office:value-type="float" office:value="5570659" table:style-name="ce3">
            <text:p>5,570,659</text:p>
          </table:table-cell>
          <table:table-cell office:value-type="float" office:value="3544926" table:style-name="ce3">
            <text:p>3,544,926</text:p>
          </table:table-cell>
          <table:table-cell office:value-type="float" office:value="10500937" table:style-name="ce3">
            <text:p>10,500,9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麒麟大飯店</text:p>
          </table:table-cell>
          <table:covered-table-cell table:number-columns-repeated="4"/>
          <table:table-cell office:value-type="string" office:string-value="麒麟大飯店" table:formula="of:=SUBSTITUTE([.A110];&quot;*&quot;;&quot;&quot;)" table:style-name="ce5">
            <text:p>麒麟大飯店</text:p>
          </table:table-cell>
          <table:table-cell office:value-type="string" table:style-name="ce5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2309" table:number-columns-spanned="2" table:number-rows-spanned="1" table:style-name="ce7">
            <text:p>2,309</text:p>
          </table:table-cell>
          <table:covered-table-cell/>
          <table:table-cell office:value-type="percentage" office:value="0.44601120339965228" table:style-name="ce4">
            <text:p>44.60%</text:p>
          </table:table-cell>
          <table:table-cell office:value-type="float" office:value="2820.0736249458641" table:number-columns-spanned="2" table:number-rows-spanned="1" table:style-name="ce7">
            <text:p>2,820</text:p>
          </table:table-cell>
          <table:covered-table-cell/>
          <table:table-cell office:value-type="float" office:value="6511550" table:style-name="ce3">
            <text:p>6,511,550</text:p>
          </table:table-cell>
          <table:table-cell office:value-type="float" office:value="2593240" table:style-name="ce3">
            <text:p>2,593,240</text:p>
          </table:table-cell>
          <table:table-cell office:value-type="float" office:value="9355931" table:style-name="ce3">
            <text:p>9,355,9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11];&quot;*&quot;;&quot;&quot;)" table:style-name="ce5">
            <text:p>娜路彎大酒店</text:p>
          </table:table-cell>
          <table:table-cell office:value-type="string" table:style-name="ce5">
            <text:p>Others</text:p>
          </table:table-cell>
          <table:table-cell office:value-type="float" office:value="276" table:style-name="ce3">
            <text:p>276</text:p>
          </table:table-cell>
          <table:table-cell office:value-type="float" office:value="4364" table:number-columns-spanned="2" table:number-rows-spanned="1" table:style-name="ce7">
            <text:p>4,364</text:p>
          </table:table-cell>
          <table:covered-table-cell/>
          <table:table-cell office:value-type="percentage" office:value="0.51005142589995323" table:style-name="ce4">
            <text:p>51.01%</text:p>
          </table:table-cell>
          <table:table-cell office:value-type="float" office:value="3429.6542163153072" table:number-columns-spanned="2" table:number-rows-spanned="1" table:style-name="ce7">
            <text:p>3,430</text:p>
          </table:table-cell>
          <table:covered-table-cell/>
          <table:table-cell office:value-type="float" office:value="14967011" table:style-name="ce3">
            <text:p>14,967,011</text:p>
          </table:table-cell>
          <table:table-cell office:value-type="float" office:value="13077575" table:style-name="ce3">
            <text:p>13,077,575</text:p>
          </table:table-cell>
          <table:table-cell office:value-type="float" office:value="37281193" table:style-name="ce3">
            <text:p>37,281,1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2];&quot;*&quot;;&quot;&quot;)" table:style-name="ce5">
            <text:p>樂樂日暉溫泉酒店</text:p>
          </table:table-cell>
          <table:table-cell office:value-type="string" table:style-name="ce5">
            <text:p>Others</text:p>
          </table:table-cell>
          <table:table-cell office:value-type="float" office:value="48" table:style-name="ce3">
            <text:p>48</text:p>
          </table:table-cell>
          <table:table-cell office:value-type="float" office:value="360" table:number-columns-spanned="2" table:number-rows-spanned="1" table:style-name="ce7">
            <text:p>360</text:p>
          </table:table-cell>
          <table:covered-table-cell/>
          <table:table-cell office:value-type="percentage" office:value="0.24193548387096769" table:style-name="ce4">
            <text:p>24.19%</text:p>
          </table:table-cell>
          <table:table-cell office:value-type="float" office:value="2538.3361111111112" table:number-columns-spanned="2" table:number-rows-spanned="1" table:style-name="ce7">
            <text:p>2,538</text:p>
          </table:table-cell>
          <table:covered-table-cell/>
          <table:table-cell office:value-type="float" office:value="913801" table:style-name="ce3">
            <text:p>913,801</text:p>
          </table:table-cell>
          <table:table-cell office:value-type="float" office:value="0" table:style-name="ce3">
            <text:p>0</text:p>
          </table:table-cell>
          <table:table-cell office:value-type="float" office:value="913801" table:style-name="ce3">
            <text:p>913,8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3];&quot;*&quot;;&quot;&quot;)" table:style-name="ce5">
            <text:p>耐斯王子大飯店</text:p>
          </table:table-cell>
          <table:table-cell office:value-type="string" table:style-name="ce5">
            <text:p>Others</text:p>
          </table:table-cell>
          <table:table-cell office:value-type="float" office:value="245" table:style-name="ce3">
            <text:p>245</text:p>
          </table:table-cell>
          <table:table-cell office:value-type="float" office:value="5010" table:number-columns-spanned="2" table:number-rows-spanned="1" table:style-name="ce7">
            <text:p>5,010</text:p>
          </table:table-cell>
          <table:covered-table-cell/>
          <table:table-cell office:value-type="percentage" office:value="0.65964450296247534" table:style-name="ce4">
            <text:p>65.96%</text:p>
          </table:table-cell>
          <table:table-cell office:value-type="float" office:value="2304.2528942115769" table:number-columns-spanned="2" table:number-rows-spanned="1" table:style-name="ce7">
            <text:p>2,304</text:p>
          </table:table-cell>
          <table:covered-table-cell/>
          <table:table-cell office:value-type="float" office:value="11544307" table:style-name="ce3">
            <text:p>11,544,307</text:p>
          </table:table-cell>
          <table:table-cell office:value-type="float" office:value="15660947" table:style-name="ce3">
            <text:p>15,660,947</text:p>
          </table:table-cell>
          <table:table-cell office:value-type="float" office:value="28684377" table:style-name="ce3">
            <text:p>28,684,37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4];&quot;*&quot;;&quot;&quot;)" table:style-name="ce5">
            <text:p>澎湖福朋喜來登酒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4154" table:number-columns-spanned="2" table:number-rows-spanned="1" table:style-name="ce7">
            <text:p>4,154</text:p>
          </table:table-cell>
          <table:covered-table-cell/>
          <table:table-cell office:value-type="percentage" office:value="0.40483383685800611" table:style-name="ce4">
            <text:p>40.48%</text:p>
          </table:table-cell>
          <table:table-cell office:value-type="float" office:value="2520.9350024073178" table:number-columns-spanned="2" table:number-rows-spanned="1" table:style-name="ce7">
            <text:p>2,521</text:p>
          </table:table-cell>
          <table:covered-table-cell/>
          <table:table-cell office:value-type="float" office:value="10471964" table:style-name="ce3">
            <text:p>10,471,964</text:p>
          </table:table-cell>
          <table:table-cell office:value-type="float" office:value="12298760" table:style-name="ce3">
            <text:p>12,298,760</text:p>
          </table:table-cell>
          <table:table-cell office:value-type="float" office:value="25740947" table:style-name="ce3">
            <text:p>25,740,94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5];&quot;*&quot;;&quot;&quot;)" table:style-name="ce5">
            <text:p>瓏山林台北中和飯店</text:p>
          </table:table-cell>
          <table:table-cell office:value-type="string" table:style-name="ce5">
            <text:p>Others</text:p>
          </table:table-cell>
          <table:table-cell office:value-type="float" office:value="126" table:style-name="ce3">
            <text:p>126</text:p>
          </table:table-cell>
          <table:table-cell office:value-type="float" office:value="1804" table:number-columns-spanned="2" table:number-rows-spanned="1" table:style-name="ce7">
            <text:p>1,804</text:p>
          </table:table-cell>
          <table:covered-table-cell/>
          <table:table-cell office:value-type="percentage" office:value="0.46185355862775218" table:style-name="ce4">
            <text:p>46.19%</text:p>
          </table:table-cell>
          <table:table-cell office:value-type="float" office:value="2410.532705099778" table:number-columns-spanned="2" table:number-rows-spanned="1" table:style-name="ce7">
            <text:p>2,411</text:p>
          </table:table-cell>
          <table:covered-table-cell/>
          <table:table-cell office:value-type="float" office:value="4348601" table:style-name="ce3">
            <text:p>4,348,601</text:p>
          </table:table-cell>
          <table:table-cell office:value-type="float" office:value="3138249" table:style-name="ce3">
            <text:p>3,138,249</text:p>
          </table:table-cell>
          <table:table-cell office:value-type="float" office:value="8639900" table:style-name="ce3">
            <text:p>8,639,9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6];&quot;*&quot;;&quot;&quot;)" table:style-name="ce5">
            <text:p>碧特弗大飯店</text:p>
          </table:table-cell>
          <table:table-cell office:value-type="string" table:style-name="ce5">
            <text:p>Others</text:p>
          </table:table-cell>
          <table:table-cell office:value-type="float" office:value="54" table:style-name="ce3">
            <text:p>54</text:p>
          </table:table-cell>
          <table:table-cell office:value-type="float" office:value="486" table:number-columns-spanned="2" table:number-rows-spanned="1" table:style-name="ce7">
            <text:p>486</text:p>
          </table:table-cell>
          <table:covered-table-cell/>
          <table:table-cell office:value-type="percentage" office:value="0.29032258064516131" table:style-name="ce4">
            <text:p>29.03%</text:p>
          </table:table-cell>
          <table:table-cell office:value-type="float" office:value="2422.8353909465018" table:number-columns-spanned="2" table:number-rows-spanned="1" table:style-name="ce7">
            <text:p>2,423</text:p>
          </table:table-cell>
          <table:covered-table-cell/>
          <table:table-cell office:value-type="float" office:value="1177498" table:style-name="ce3">
            <text:p>1,177,498</text:p>
          </table:table-cell>
          <table:table-cell office:value-type="float" office:value="169005" table:style-name="ce3">
            <text:p>169,005</text:p>
          </table:table-cell>
          <table:table-cell office:value-type="float" office:value="1346503" table:style-name="ce3">
            <text:p>1,346,5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17];&quot;*&quot;;&quot;&quot;)" table:style-name="ce5">
            <text:p>美麗春天大飯店</text:p>
          </table:table-cell>
          <table:table-cell office:value-type="string" table:style-name="ce5">
            <text:p>Others</text:p>
          </table:table-cell>
          <table:table-cell office:value-type="float" office:value="34" table:style-name="ce3">
            <text:p>34</text:p>
          </table:table-cell>
          <table:table-cell office:value-type="float" office:value="308" table:number-columns-spanned="2" table:number-rows-spanned="1" table:style-name="ce7">
            <text:p>308</text:p>
          </table:table-cell>
          <table:covered-table-cell/>
          <table:table-cell office:value-type="percentage" office:value="0.29222011385199242" table:style-name="ce4">
            <text:p>29.22%</text:p>
          </table:table-cell>
          <table:table-cell office:value-type="float" office:value="2433.9870129870128" table:number-columns-spanned="2" table:number-rows-spanned="1" table:style-name="ce7">
            <text:p>2,434</text:p>
          </table:table-cell>
          <table:covered-table-cell/>
          <table:table-cell office:value-type="float" office:value="749668" table:style-name="ce3">
            <text:p>749,668</text:p>
          </table:table-cell>
          <table:table-cell office:value-type="float" office:value="224030" table:style-name="ce3">
            <text:p>224,030</text:p>
          </table:table-cell>
          <table:table-cell office:value-type="float" office:value="973698" table:style-name="ce3">
            <text:p>973,6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18];&quot;*&quot;;&quot;&quot;)" table:style-name="ce5">
            <text:p>遠百企業觀光旅館</text:p>
          </table:table-cell>
          <table:table-cell office:value-type="string" table:style-name="ce5">
            <text:p>Others</text:p>
          </table:table-cell>
          <table:table-cell office:value-type="float" office:value="40" table:style-name="ce3">
            <text:p>40</text:p>
          </table:table-cell>
          <table:table-cell office:value-type="float" office:value="70" table:number-columns-spanned="2" table:number-rows-spanned="1" table:style-name="ce7">
            <text:p>70</text:p>
          </table:table-cell>
          <table:covered-table-cell/>
          <table:table-cell office:value-type="percentage" office:value="5.6451612903225798E-2" table:style-name="ce4">
            <text:p>5.65%</text:p>
          </table:table-cell>
          <table:table-cell office:value-type="float" office:value="1000" table:number-columns-spanned="2" table:number-rows-spanned="1" table:style-name="ce7">
            <text:p>1,000</text:p>
          </table:table-cell>
          <table:covered-table-cell/>
          <table:table-cell office:value-type="float" office:value="70000" table:style-name="ce3">
            <text:p>70,000</text:p>
          </table:table-cell>
          <table:table-cell office:value-type="float" office:value="0" table:style-name="ce3">
            <text:p>0</text:p>
          </table:table-cell>
          <table:table-cell office:value-type="float" office:value="70000" table:style-name="ce3">
            <text:p>70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幼獅大飯店</text:p>
          </table:table-cell>
          <table:covered-table-cell table:number-columns-repeated="4"/>
          <table:table-cell office:value-type="string" office:string-value="幼獅大飯店" table:formula="of:=SUBSTITUTE([.A119];&quot;*&quot;;&quot;&quot;)" table:style-name="ce5">
            <text:p>幼獅大飯店</text:p>
          </table:table-cell>
          <table:table-cell office:value-type="string" table:style-name="ce5">
            <text:p>Others</text:p>
          </table:table-cell>
          <table:table-cell office:value-type="float" office:value="55" table:style-name="ce3">
            <text:p>55</text:p>
          </table:table-cell>
          <table:table-cell office:value-type="float" office:value="310" table:number-columns-spanned="2" table:number-rows-spanned="1" table:style-name="ce7">
            <text:p>310</text:p>
          </table:table-cell>
          <table:covered-table-cell/>
          <table:table-cell office:value-type="percentage" office:value="0.1818181818181818" table:style-name="ce4">
            <text:p>18.18%</text:p>
          </table:table-cell>
          <table:table-cell office:value-type="float" office:value="1837.0967741935481" table:number-columns-spanned="2" table:number-rows-spanned="1" table:style-name="ce7">
            <text:p>1,837</text:p>
          </table:table-cell>
          <table:covered-table-cell/>
          <table:table-cell office:value-type="float" office:value="569500" table:style-name="ce3">
            <text:p>569,500</text:p>
          </table:table-cell>
          <table:table-cell office:value-type="float" office:value="0" table:style-name="ce3">
            <text:p>0</text:p>
          </table:table-cell>
          <table:table-cell office:value-type="float" office:value="602100" table:style-name="ce3">
            <text:p>602,1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山泉大飯店</text:p>
          </table:table-cell>
          <table:covered-table-cell table:number-columns-repeated="4"/>
          <table:table-cell office:value-type="string" office:string-value="山泉大飯店" table:formula="of:=SUBSTITUTE([.A120];&quot;*&quot;;&quot;&quot;)" table:style-name="ce5">
            <text:p>山泉大飯店</text:p>
          </table:table-cell>
          <table:table-cell office:value-type="string" table:style-name="ce5">
            <text:p>Others</text:p>
          </table:table-cell>
          <table:table-cell office:value-type="float" office:value="146" table:style-name="ce3">
            <text:p>146</text:p>
          </table:table-cell>
          <table:table-cell office:value-type="float" office:value="3506" table:number-columns-spanned="2" table:number-rows-spanned="1" table:style-name="ce7">
            <text:p>3,506</text:p>
          </table:table-cell>
          <table:covered-table-cell/>
          <table:table-cell office:value-type="percentage" office:value="0.77463543968183823" table:style-name="ce4">
            <text:p>77.46%</text:p>
          </table:table-cell>
          <table:table-cell office:value-type="float" office:value="2062.4848830576161" table:number-columns-spanned="2" table:number-rows-spanned="1" table:style-name="ce7">
            <text:p>2,062</text:p>
          </table:table-cell>
          <table:covered-table-cell/>
          <table:table-cell office:value-type="float" office:value="7231072" table:style-name="ce3">
            <text:p>7,231,072</text:p>
          </table:table-cell>
          <table:table-cell office:value-type="float" office:value="946698" table:style-name="ce3">
            <text:p>946,698</text:p>
          </table:table-cell>
          <table:table-cell office:value-type="float" office:value="8608179" table:style-name="ce3">
            <text:p>8,608,1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悅川酒店</text:p>
          </table:table-cell>
          <table:covered-table-cell table:number-columns-repeated="4"/>
          <table:table-cell office:value-type="string" office:string-value="悅川酒店" table:formula="of:=SUBSTITUTE([.A121];&quot;*&quot;;&quot;&quot;)" table:style-name="ce5">
            <text:p>悅川酒店</text:p>
          </table:table-cell>
          <table:table-cell office:value-type="string" table:style-name="ce5">
            <text:p>Others</text:p>
          </table:table-cell>
          <table:table-cell office:value-type="float" office:value="103" table:style-name="ce3">
            <text:p>103</text:p>
          </table:table-cell>
          <table:table-cell office:value-type="float" office:value="2526" table:number-columns-spanned="2" table:number-rows-spanned="1" table:style-name="ce7">
            <text:p>2,526</text:p>
          </table:table-cell>
          <table:covered-table-cell/>
          <table:table-cell office:value-type="percentage" office:value="0.79110554337613526" table:style-name="ce4">
            <text:p>79.11%</text:p>
          </table:table-cell>
          <table:table-cell office:value-type="float" office:value="3486.170625494854" table:number-columns-spanned="2" table:number-rows-spanned="1" table:style-name="ce7">
            <text:p>3,486</text:p>
          </table:table-cell>
          <table:covered-table-cell/>
          <table:table-cell office:value-type="float" office:value="8806067" table:style-name="ce3">
            <text:p>8,806,067</text:p>
          </table:table-cell>
          <table:table-cell office:value-type="float" office:value="6185581" table:style-name="ce3">
            <text:p>6,185,581</text:p>
          </table:table-cell>
          <table:table-cell office:value-type="float" office:value="14991648" table:style-name="ce3">
            <text:p>14,991,6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2];&quot;*&quot;;&quot;&quot;)" table:style-name="ce5">
            <text:p>台東桂田喜來登酒店</text:p>
          </table:table-cell>
          <table:table-cell office:value-type="string" table:style-name="ce5">
            <text:p>Others</text:p>
          </table:table-cell>
          <table:table-cell office:value-type="float" office:value="278" table:style-name="ce3">
            <text:p>278</text:p>
          </table:table-cell>
          <table:table-cell office:value-type="float" office:value="4027" table:number-columns-spanned="2" table:number-rows-spanned="1" table:style-name="ce7">
            <text:p>4,027</text:p>
          </table:table-cell>
          <table:covered-table-cell/>
          <table:table-cell office:value-type="percentage" office:value="0.46727779067068931" table:style-name="ce4">
            <text:p>46.73%</text:p>
          </table:table-cell>
          <table:table-cell office:value-type="float" office:value="2777.951576856221" table:number-columns-spanned="2" table:number-rows-spanned="1" table:style-name="ce7">
            <text:p>2,778</text:p>
          </table:table-cell>
          <table:covered-table-cell/>
          <table:table-cell office:value-type="float" office:value="11186811" table:style-name="ce3">
            <text:p>11,186,811</text:p>
          </table:table-cell>
          <table:table-cell office:value-type="float" office:value="13225652" table:style-name="ce3">
            <text:p>13,225,652</text:p>
          </table:table-cell>
          <table:table-cell office:value-type="float" office:value="25156923" table:style-name="ce3">
            <text:p>25,156,92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3];&quot;*&quot;;&quot;&quot;)" table:style-name="ce5">
            <text:p>長榮桂冠酒店(基隆)</text:p>
          </table:table-cell>
          <table:table-cell office:value-type="string" table:style-name="ce5">
            <text:p>Others</text:p>
          </table:table-cell>
          <table:table-cell office:value-type="float" office:value="140" table:style-name="ce3">
            <text:p>140</text:p>
          </table:table-cell>
          <table:table-cell office:value-type="float" office:value="3613" table:number-columns-spanned="2" table:number-rows-spanned="1" table:style-name="ce7">
            <text:p>3,613</text:p>
          </table:table-cell>
          <table:covered-table-cell/>
          <table:table-cell office:value-type="percentage" office:value="0.83248847926267278" table:style-name="ce4">
            <text:p>83.25%</text:p>
          </table:table-cell>
          <table:table-cell office:value-type="float" office:value="2632.4038195405478" table:number-columns-spanned="2" table:number-rows-spanned="1" table:style-name="ce7">
            <text:p>2,632</text:p>
          </table:table-cell>
          <table:covered-table-cell/>
          <table:table-cell office:value-type="float" office:value="9510875" table:style-name="ce3">
            <text:p>9,510,875</text:p>
          </table:table-cell>
          <table:table-cell office:value-type="float" office:value="5914529" table:style-name="ce3">
            <text:p>5,914,529</text:p>
          </table:table-cell>
          <table:table-cell office:value-type="float" office:value="18675043" table:style-name="ce3">
            <text:p>18,675,0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鈺通大飯店</text:p>
          </table:table-cell>
          <table:covered-table-cell table:number-columns-repeated="4"/>
          <table:table-cell office:value-type="string" office:string-value="鈺通大飯店" table:formula="of:=SUBSTITUTE([.A124];&quot;*&quot;;&quot;&quot;)" table:style-name="ce5">
            <text:p>鈺通大飯店</text:p>
          </table:table-cell>
          <table:table-cell office:value-type="string" table:style-name="ce5">
            <text:p>Others</text:p>
          </table:table-cell>
          <table:table-cell office:value-type="float" office:value="120" table:style-name="ce3">
            <text:p>120</text:p>
          </table:table-cell>
          <table:table-cell office:value-type="float" office:value="1198" table:number-columns-spanned="2" table:number-rows-spanned="1" table:style-name="ce7">
            <text:p>1,198</text:p>
          </table:table-cell>
          <table:covered-table-cell/>
          <table:table-cell office:value-type="percentage" office:value="0.32204301075268821" table:style-name="ce4">
            <text:p>32.20%</text:p>
          </table:table-cell>
          <table:table-cell office:value-type="float" office:value="1828.6101836393991" table:number-columns-spanned="2" table:number-rows-spanned="1" table:style-name="ce7">
            <text:p>1,829</text:p>
          </table:table-cell>
          <table:covered-table-cell/>
          <table:table-cell office:value-type="float" office:value="2190675" table:style-name="ce3">
            <text:p>2,190,675</text:p>
          </table:table-cell>
          <table:table-cell office:value-type="float" office:value="6087291" table:style-name="ce3">
            <text:p>6,087,291</text:p>
          </table:table-cell>
          <table:table-cell office:value-type="float" office:value="8288889" table:style-name="ce3">
            <text:p>8,288,8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寶華大飯店</text:p>
          </table:table-cell>
          <table:covered-table-cell table:number-columns-repeated="4"/>
          <table:table-cell office:value-type="string" office:string-value="寶華大飯店" table:formula="of:=SUBSTITUTE([.A125];&quot;*&quot;;&quot;&quot;)" table:style-name="ce5">
            <text:p>寶華大飯店</text:p>
          </table:table-cell>
          <table:table-cell office:value-type="string" table:style-name="ce5">
            <text:p>Others</text:p>
          </table:table-cell>
          <table:table-cell office:value-type="float" office:value="78" table:style-name="ce3">
            <text:p>78</text:p>
          </table:table-cell>
          <table:table-cell office:value-type="float" office:value="921" table:number-columns-spanned="2" table:number-rows-spanned="1" table:style-name="ce7">
            <text:p>921</text:p>
          </table:table-cell>
          <table:covered-table-cell/>
          <table:table-cell office:value-type="percentage" office:value="0.38089330024813889" table:style-name="ce4">
            <text:p>38.09%</text:p>
          </table:table-cell>
          <table:table-cell office:value-type="float" office:value="1460.364820846906" table:number-columns-spanned="2" table:number-rows-spanned="1" table:style-name="ce7">
            <text:p>1,460</text:p>
          </table:table-cell>
          <table:covered-table-cell/>
          <table:table-cell office:value-type="float" office:value="1344996" table:style-name="ce3">
            <text:p>1,344,996</text:p>
          </table:table-cell>
          <table:table-cell office:value-type="float" office:value="27360" table:style-name="ce3">
            <text:p>27,360</text:p>
          </table:table-cell>
          <table:table-cell office:value-type="float" office:value="1374356" table:style-name="ce3">
            <text:p>1,374,3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陸島酒店</text:p>
          </table:table-cell>
          <table:covered-table-cell table:number-columns-repeated="4"/>
          <table:table-cell office:value-type="string" office:string-value="陸島酒店" table:formula="of:=SUBSTITUTE([.A126];&quot;*&quot;;&quot;&quot;)" table:style-name="ce5">
            <text:p>陸島酒店</text:p>
          </table:table-cell>
          <table:table-cell office:value-type="string" table:style-name="ce5">
            <text:p>Others</text:p>
          </table:table-cell>
          <table:table-cell office:value-type="float" office:value="47" table:style-name="ce3">
            <text:p>47</text:p>
          </table:table-cell>
          <table:table-cell office:value-type="float" office:value="969" table:number-columns-spanned="2" table:number-rows-spanned="1" table:style-name="ce7">
            <text:p>969</text:p>
          </table:table-cell>
          <table:covered-table-cell/>
          <table:table-cell office:value-type="percentage" office:value="0.66506520247083045" table:style-name="ce4">
            <text:p>66.51%</text:p>
          </table:table-cell>
          <table:table-cell office:value-type="float" office:value="1345.31475748194" table:number-columns-spanned="2" table:number-rows-spanned="1" table:style-name="ce7">
            <text:p>1,345</text:p>
          </table:table-cell>
          <table:covered-table-cell/>
          <table:table-cell office:value-type="float" office:value="1303610" table:style-name="ce3">
            <text:p>1,303,610</text:p>
          </table:table-cell>
          <table:table-cell office:value-type="float" office:value="155360" table:style-name="ce3">
            <text:p>155,360</text:p>
          </table:table-cell>
          <table:table-cell office:value-type="float" office:value="1461830" table:style-name="ce3">
            <text:p>1,461,830</text:p>
          </table:table-cell>
          <table:table-cell table:number-columns-repeated="16368"/>
        </table:table-row>
        <table:table-row table:number-rows-repeated="10484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4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>Untitled Spreadsheet</dc:title>
    <dc:description/>
    <dc:subject/>
    <meta:initial-creator>Unknown Creator</meta:initial-creator>
    <dc:creator>emmayianpan</dc:creator>
    <meta:creation-date>2021-01-12T07:08:26Z</meta:creation-date>
    <dc:date>2021-03-24T16:58:08Z</dc:date>
  </office:meta>
</office:document-meta>
</file>